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4.202cm"/>
    </style:style>
    <style:style style:name="co11" style:family="table-column">
      <style:table-column-properties fo:break-before="auto" style:column-width="3.01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953cm"/>
    </style:style>
    <style:style style:name="co14" style:family="table-column">
      <style:table-column-properties fo:break-before="auto" style:column-width="3.593cm"/>
    </style:style>
    <style:style style:name="co15" style:family="table-column">
      <style:table-column-properties fo:break-before="auto" style:column-width="2.873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4.119cm"/>
    </style:style>
    <style:style style:name="co18" style:family="table-column">
      <style:table-column-properties fo:break-before="auto" style:column-width="3.096cm"/>
    </style:style>
    <style:style style:name="co19" style:family="table-column">
      <style:table-column-properties fo:break-before="auto" style:column-width="3.87cm"/>
    </style:style>
    <style:style style:name="co20" style:family="table-column">
      <style:table-column-properties fo:break-before="auto" style:column-width="3.205cm"/>
    </style:style>
    <style:style style:name="co21" style:family="table-column">
      <style:table-column-properties fo:break-before="auto" style:column-width="3.1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1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1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MIDI Note Frequencies" table:style-name="ta1">
        <table:table-column table:style-name="co12" table:default-cell-style-name="Default"/>
        <table:table-column table:style-name="co15" table:default-cell-style-name="ce5"/>
        <table:table-column table:style-name="co12" table:number-columns-repeated="2" table:default-cell-style-name="Default"/>
        <table:table-column table:style-name="co12" table:default-cell-style-name="ce5"/>
        <table:table-column table:style-name="co12" table:number-columns-repeated="2" table:default-cell-style-name="Default"/>
        <table:table-column table:style-name="co12" table:default-cell-style-name="ce5"/>
        <table:table-column table:style-name="co12" table:number-columns-repeated="2" table:default-cell-style-name="Default"/>
        <table:table-column table:style-name="co12" table:default-cell-style-name="ce5"/>
        <table:table-column table:style-name="co12" table:number-columns-repeated="2" table:default-cell-style-name="Default"/>
        <table:table-row table:style-name="ro1"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POWER(2; ([.A2]-69)/12)*440" office:value-type="float" office:value="8.17579891564371">
            <text:p>8.1758</text:p>
          </table:table-cell>
          <table:table-cell table:formula="of:=ROUND([.B2]*65536*4)" office:value-type="float" office:value="2143237">
            <text:p>2143237</text:p>
          </table:table-cell>
          <table:table-cell office:value-type="float" office:value="32">
            <text:p>32</text:p>
          </table:table-cell>
          <table:table-cell table:formula="of:=POWER(2; ([.D2]-69)/12)*440" office:value-type="float" office:value="51.9130871974931">
            <text:p>51.9131</text:p>
          </table:table-cell>
          <table:table-cell table:formula="of:=ROUND([.E2]*65536*4)" office:value-type="float" office:value="13608704">
            <text:p>13608704</text:p>
          </table:table-cell>
          <table:table-cell office:value-type="float" office:value="64">
            <text:p>64</text:p>
          </table:table-cell>
          <table:table-cell table:formula="of:=POWER(2; ([.G2]-69)/12)*440" office:value-type="float" office:value="329.62755691287">
            <text:p>329.6276</text:p>
          </table:table-cell>
          <table:table-cell table:formula="of:=ROUND([.H2]*65536*4)" office:value-type="float" office:value="86409886">
            <text:p>86409886</text:p>
          </table:table-cell>
          <table:table-cell office:value-type="float" office:value="96">
            <text:p>96</text:p>
          </table:table-cell>
          <table:table-cell table:formula="of:=POWER(2; ([.J2]-69)/12)*440" office:value-type="float" office:value="2093.00452240479">
            <text:p>2093.0045</text:p>
          </table:table-cell>
          <table:table-cell table:formula="of:=ROUND([.K2]*65536*4)" office:value-type="float" office:value="548668578">
            <text:p>5486685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POWER(2; ([.A3]-69)/12)*440" office:value-type="float" office:value="8.66195721802725">
            <text:p>8.6620</text:p>
          </table:table-cell>
          <table:table-cell table:formula="of:=ROUND([.B3]*65536*4)" office:value-type="float" office:value="2270680">
            <text:p>2270680</text:p>
          </table:table-cell>
          <table:table-cell table:style-name="ce3" office:value-type="float" office:value="33">
            <text:p>33</text:p>
          </table:table-cell>
          <table:table-cell table:formula="of:=POWER(2; ([.D3]-69)/12)*440" office:value-type="float" office:value="55">
            <text:p>55.0000</text:p>
          </table:table-cell>
          <table:table-cell table:formula="of:=ROUND([.E3]*65536*4)" office:value-type="float" office:value="14417920">
            <text:p>14417920</text:p>
          </table:table-cell>
          <table:table-cell office:value-type="float" office:value="65">
            <text:p>65</text:p>
          </table:table-cell>
          <table:table-cell table:formula="of:=POWER(2; ([.G3]-69)/12)*440" office:value-type="float" office:value="349.228231433004">
            <text:p>349.2282</text:p>
          </table:table-cell>
          <table:table-cell table:formula="of:=ROUND([.H3]*65536*4)" office:value-type="float" office:value="91548086">
            <text:p>91548086</text:p>
          </table:table-cell>
          <table:table-cell office:value-type="float" office:value="97">
            <text:p>97</text:p>
          </table:table-cell>
          <table:table-cell table:formula="of:=POWER(2; ([.J3]-69)/12)*440" office:value-type="float" office:value="2217.46104781498">
            <text:p>2217.4610</text:p>
          </table:table-cell>
          <table:table-cell table:formula="of:=ROUND([.K3]*65536*4)" office:value-type="float" office:value="581294109">
            <text:p>5812941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POWER(2; ([.A4]-69)/12)*440" office:value-type="float" office:value="9.17702399741899">
            <text:p>9.1770</text:p>
          </table:table-cell>
          <table:table-cell table:formula="of:=ROUND([.B4]*65536*4)" office:value-type="float" office:value="2405702">
            <text:p>2405702</text:p>
          </table:table-cell>
          <table:table-cell office:value-type="float" office:value="34">
            <text:p>34</text:p>
          </table:table-cell>
          <table:table-cell table:formula="of:=POWER(2; ([.D4]-69)/12)*440" office:value-type="float" office:value="58.2704701897612">
            <text:p>58.2705</text:p>
          </table:table-cell>
          <table:table-cell table:formula="of:=ROUND([.E4]*65536*4)" office:value-type="float" office:value="15275254">
            <text:p>15275254</text:p>
          </table:table-cell>
          <table:table-cell office:value-type="float" office:value="66">
            <text:p>66</text:p>
          </table:table-cell>
          <table:table-cell table:formula="of:=POWER(2; ([.G4]-69)/12)*440" office:value-type="float" office:value="369.994422711634">
            <text:p>369.9944</text:p>
          </table:table-cell>
          <table:table-cell table:formula="of:=ROUND([.H4]*65536*4)" office:value-type="float" office:value="96991818">
            <text:p>96991818</text:p>
          </table:table-cell>
          <table:table-cell office:value-type="float" office:value="98">
            <text:p>98</text:p>
          </table:table-cell>
          <table:table-cell table:formula="of:=POWER(2; ([.J4]-69)/12)*440" office:value-type="float" office:value="2349.31814333926">
            <text:p>2349.3181</text:p>
          </table:table-cell>
          <table:table-cell table:formula="of:=ROUND([.K4]*65536*4)" office:value-type="float" office:value="615859655">
            <text:p>6158596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POWER(2; ([.A5]-69)/12)*440" office:value-type="float" office:value="9.72271824131503">
            <text:p>9.7227</text:p>
          </table:table-cell>
          <table:table-cell table:formula="of:=ROUND([.B5]*65536*4)" office:value-type="float" office:value="2548752">
            <text:p>2548752</text:p>
          </table:table-cell>
          <table:table-cell office:value-type="float" office:value="35">
            <text:p>35</text:p>
          </table:table-cell>
          <table:table-cell table:formula="of:=POWER(2; ([.D5]-69)/12)*440" office:value-type="float" office:value="61.7354126570155">
            <text:p>61.7354</text:p>
          </table:table-cell>
          <table:table-cell table:formula="of:=ROUND([.E5]*65536*4)" office:value-type="float" office:value="16183568">
            <text:p>16183568</text:p>
          </table:table-cell>
          <table:table-cell office:value-type="float" office:value="67">
            <text:p>67</text:p>
          </table:table-cell>
          <table:table-cell table:formula="of:=POWER(2; ([.G5]-69)/12)*440" office:value-type="float" office:value="391.995435981749">
            <text:p>391.9954</text:p>
          </table:table-cell>
          <table:table-cell table:formula="of:=ROUND([.H5]*65536*4)" office:value-type="float" office:value="102759252">
            <text:p>102759252</text:p>
          </table:table-cell>
          <table:table-cell office:value-type="float" office:value="99">
            <text:p>99</text:p>
          </table:table-cell>
          <table:table-cell table:formula="of:=POWER(2; ([.J5]-69)/12)*440" office:value-type="float" office:value="2489.01586977665">
            <text:p>2489.0159</text:p>
          </table:table-cell>
          <table:table-cell table:formula="of:=ROUND([.K5]*65536*4)" office:value-type="float" office:value="652480576">
            <text:p>65248057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POWER(2; ([.A6]-69)/12)*440" office:value-type="float" office:value="10.3008611535272">
            <text:p>10.3009</text:p>
          </table:table-cell>
          <table:table-cell table:formula="of:=ROUND([.B6]*65536*4)" office:value-type="float" office:value="2700309">
            <text:p>2700309</text:p>
          </table:table-cell>
          <table:table-cell office:value-type="float" office:value="36">
            <text:p>36</text:p>
          </table:table-cell>
          <table:table-cell table:formula="of:=POWER(2; ([.D6]-69)/12)*440" office:value-type="float" office:value="65.4063913251497">
            <text:p>65.4064</text:p>
          </table:table-cell>
          <table:table-cell table:formula="of:=ROUND([.E6]*65536*4)" office:value-type="float" office:value="17145893">
            <text:p>17145893</text:p>
          </table:table-cell>
          <table:table-cell office:value-type="float" office:value="68">
            <text:p>68</text:p>
          </table:table-cell>
          <table:table-cell table:formula="of:=POWER(2; ([.G6]-69)/12)*440" office:value-type="float" office:value="415.304697579945">
            <text:p>415.3047</text:p>
          </table:table-cell>
          <table:table-cell table:formula="of:=ROUND([.H6]*65536*4)" office:value-type="float" office:value="108869635">
            <text:p>108869635</text:p>
          </table:table-cell>
          <table:table-cell office:value-type="float" office:value="100">
            <text:p>100</text:p>
          </table:table-cell>
          <table:table-cell table:formula="of:=POWER(2; ([.J6]-69)/12)*440" office:value-type="float" office:value="2637.02045530296">
            <text:p>2637.0205</text:p>
          </table:table-cell>
          <table:table-cell table:formula="of:=ROUND([.K6]*65536*4)" office:value-type="float" office:value="691279090">
            <text:p>69127909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POWER(2; ([.A7]-69)/12)*440" office:value-type="float" office:value="10.9133822322814">
            <text:p>10.9134</text:p>
          </table:table-cell>
          <table:table-cell table:formula="of:=ROUND([.B7]*65536*4)" office:value-type="float" office:value="2860878">
            <text:p>2860878</text:p>
          </table:table-cell>
          <table:table-cell office:value-type="float" office:value="37">
            <text:p>37</text:p>
          </table:table-cell>
          <table:table-cell table:formula="of:=POWER(2; ([.D7]-69)/12)*440" office:value-type="float" office:value="69.295657744218">
            <text:p>69.2957</text:p>
          </table:table-cell>
          <table:table-cell table:formula="of:=ROUND([.E7]*65536*4)" office:value-type="float" office:value="18165441">
            <text:p>18165441</text:p>
          </table:table-cell>
          <table:table-cell table:style-name="ce3" office:value-type="float" office:value="69">
            <text:p>69</text:p>
          </table:table-cell>
          <table:table-cell table:formula="of:=POWER(2; ([.G7]-69)/12)*440" office:value-type="float" office:value="440">
            <text:p>440.0000</text:p>
          </table:table-cell>
          <table:table-cell table:formula="of:=ROUND([.H7]*65536*4)" office:value-type="float" office:value="115343360">
            <text:p>115343360</text:p>
          </table:table-cell>
          <table:table-cell office:value-type="float" office:value="101">
            <text:p>101</text:p>
          </table:table-cell>
          <table:table-cell table:formula="of:=POWER(2; ([.J7]-69)/12)*440" office:value-type="float" office:value="2793.82585146403">
            <text:p>2793.8259</text:p>
          </table:table-cell>
          <table:table-cell table:formula="of:=ROUND([.K7]*65536*4)" office:value-type="float" office:value="732384684">
            <text:p>7323846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POWER(2; ([.A8]-69)/12)*440" office:value-type="float" office:value="11.5623257097386">
            <text:p>11.5623</text:p>
          </table:table-cell>
          <table:table-cell table:formula="of:=ROUND([.B8]*65536*4)" office:value-type="float" office:value="3030994">
            <text:p>3030994</text:p>
          </table:table-cell>
          <table:table-cell office:value-type="float" office:value="38">
            <text:p>38</text:p>
          </table:table-cell>
          <table:table-cell table:formula="of:=POWER(2; ([.D8]-69)/12)*440" office:value-type="float" office:value="73.4161919793519">
            <text:p>73.4162</text:p>
          </table:table-cell>
          <table:table-cell table:formula="of:=ROUND([.E8]*65536*4)" office:value-type="float" office:value="19245614">
            <text:p>19245614</text:p>
          </table:table-cell>
          <table:table-cell office:value-type="float" office:value="70">
            <text:p>70</text:p>
          </table:table-cell>
          <table:table-cell table:formula="of:=POWER(2; ([.G8]-69)/12)*440" office:value-type="float" office:value="466.16376151809">
            <text:p>466.1638</text:p>
          </table:table-cell>
          <table:table-cell table:formula="of:=ROUND([.H8]*65536*4)" office:value-type="float" office:value="122202033">
            <text:p>122202033</text:p>
          </table:table-cell>
          <table:table-cell office:value-type="float" office:value="102">
            <text:p>102</text:p>
          </table:table-cell>
          <table:table-cell table:formula="of:=POWER(2; ([.J8]-69)/12)*440" office:value-type="float" office:value="2959.95538169308">
            <text:p>2959.9554</text:p>
          </table:table-cell>
          <table:table-cell table:formula="of:=ROUND([.K8]*65536*4)" office:value-type="float" office:value="775934544">
            <text:p>7759345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POWER(2; ([.A9]-69)/12)*440" office:value-type="float" office:value="12.2498573744297">
            <text:p>12.2499</text:p>
          </table:table-cell>
          <table:table-cell table:formula="of:=ROUND([.B9]*65536*4)" office:value-type="float" office:value="3211227">
            <text:p>3211227</text:p>
          </table:table-cell>
          <table:table-cell office:value-type="float" office:value="39">
            <text:p>39</text:p>
          </table:table-cell>
          <table:table-cell table:formula="of:=POWER(2; ([.D9]-69)/12)*440" office:value-type="float" office:value="77.7817459305202">
            <text:p>77.7817</text:p>
          </table:table-cell>
          <table:table-cell table:formula="of:=ROUND([.E9]*65536*4)" office:value-type="float" office:value="20390018">
            <text:p>20390018</text:p>
          </table:table-cell>
          <table:table-cell office:value-type="float" office:value="71">
            <text:p>71</text:p>
          </table:table-cell>
          <table:table-cell table:formula="of:=POWER(2; ([.G9]-69)/12)*440" office:value-type="float" office:value="493.883301256124">
            <text:p>493.8833</text:p>
          </table:table-cell>
          <table:table-cell table:formula="of:=ROUND([.H9]*65536*4)" office:value-type="float" office:value="129468544">
            <text:p>129468544</text:p>
          </table:table-cell>
          <table:table-cell office:value-type="float" office:value="103">
            <text:p>103</text:p>
          </table:table-cell>
          <table:table-cell table:formula="of:=POWER(2; ([.J9]-69)/12)*440" office:value-type="float" office:value="3135.96348785399">
            <text:p>3135.9635</text:p>
          </table:table-cell>
          <table:table-cell table:formula="of:=ROUND([.K9]*65536*4)" office:value-type="float" office:value="822074013">
            <text:p>82207401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POWER(2; ([.A10]-69)/12)*440" office:value-type="float" office:value="12.9782717993733">
            <text:p>12.9783</text:p>
          </table:table-cell>
          <table:table-cell table:formula="of:=ROUND([.B10]*65536*4)" office:value-type="float" office:value="3402176">
            <text:p>3402176</text:p>
          </table:table-cell>
          <table:table-cell office:value-type="float" office:value="40">
            <text:p>40</text:p>
          </table:table-cell>
          <table:table-cell table:formula="of:=POWER(2; ([.D10]-69)/12)*440" office:value-type="float" office:value="82.4068892282175">
            <text:p>82.4069</text:p>
          </table:table-cell>
          <table:table-cell table:formula="of:=ROUND([.E10]*65536*4)" office:value-type="float" office:value="21602472">
            <text:p>21602472</text:p>
          </table:table-cell>
          <table:table-cell office:value-type="float" office:value="72">
            <text:p>72</text:p>
          </table:table-cell>
          <table:table-cell table:formula="of:=POWER(2; ([.G10]-69)/12)*440" office:value-type="float" office:value="523.251130601197">
            <text:p>523.2511</text:p>
          </table:table-cell>
          <table:table-cell table:formula="of:=ROUND([.H10]*65536*4)" office:value-type="float" office:value="137167144">
            <text:p>137167144</text:p>
          </table:table-cell>
          <table:table-cell office:value-type="float" office:value="104">
            <text:p>104</text:p>
          </table:table-cell>
          <table:table-cell table:formula="of:=POWER(2; ([.J10]-69)/12)*440" office:value-type="float" office:value="3322.43758063956">
            <text:p>3322.4376</text:p>
          </table:table-cell>
          <table:table-cell table:formula="of:=ROUND([.K10]*65536*4)" office:value-type="float" office:value="870957077">
            <text:p>870957077</text:p>
          </table:table-cell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POWER(2; ([.A11]-69)/12)*440" office:value-type="float" office:value="13.75">
            <text:p>13.7500</text:p>
          </table:table-cell>
          <table:table-cell table:formula="of:=ROUND([.B11]*65536*4)" office:value-type="float" office:value="3604480">
            <text:p>3604480</text:p>
          </table:table-cell>
          <table:table-cell office:value-type="float" office:value="41">
            <text:p>41</text:p>
          </table:table-cell>
          <table:table-cell table:formula="of:=POWER(2; ([.D11]-69)/12)*440" office:value-type="float" office:value="87.307057858251">
            <text:p>87.3071</text:p>
          </table:table-cell>
          <table:table-cell table:formula="of:=ROUND([.E11]*65536*4)" office:value-type="float" office:value="22887021">
            <text:p>22887021</text:p>
          </table:table-cell>
          <table:table-cell office:value-type="float" office:value="73">
            <text:p>73</text:p>
          </table:table-cell>
          <table:table-cell table:formula="of:=POWER(2; ([.G11]-69)/12)*440" office:value-type="float" office:value="554.365261953744">
            <text:p>554.3653</text:p>
          </table:table-cell>
          <table:table-cell table:formula="of:=ROUND([.H11]*65536*4)" office:value-type="float" office:value="145323527">
            <text:p>145323527</text:p>
          </table:table-cell>
          <table:table-cell table:style-name="ce3" office:value-type="float" office:value="105">
            <text:p>105</text:p>
          </table:table-cell>
          <table:table-cell table:formula="of:=POWER(2; ([.J11]-69)/12)*440" office:value-type="float" office:value="3520">
            <text:p>3520.0000</text:p>
          </table:table-cell>
          <table:table-cell table:formula="of:=ROUND([.K11]*65536*4)" office:value-type="float" office:value="922746880">
            <text:p>92274688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POWER(2; ([.A12]-69)/12)*440" office:value-type="float" office:value="14.5676175474403">
            <text:p>14.5676</text:p>
          </table:table-cell>
          <table:table-cell table:formula="of:=ROUND([.B12]*65536*4)" office:value-type="float" office:value="3818814">
            <text:p>3818814</text:p>
          </table:table-cell>
          <table:table-cell office:value-type="float" office:value="42">
            <text:p>42</text:p>
          </table:table-cell>
          <table:table-cell table:formula="of:=POWER(2; ([.D12]-69)/12)*440" office:value-type="float" office:value="92.4986056779086">
            <text:p>92.4986</text:p>
          </table:table-cell>
          <table:table-cell table:formula="of:=ROUND([.E12]*65536*4)" office:value-type="float" office:value="24247954">
            <text:p>24247954</text:p>
          </table:table-cell>
          <table:table-cell office:value-type="float" office:value="74">
            <text:p>74</text:p>
          </table:table-cell>
          <table:table-cell table:formula="of:=POWER(2; ([.G12]-69)/12)*440" office:value-type="float" office:value="587.329535834815">
            <text:p>587.3295</text:p>
          </table:table-cell>
          <table:table-cell table:formula="of:=ROUND([.H12]*65536*4)" office:value-type="float" office:value="153964914">
            <text:p>153964914</text:p>
          </table:table-cell>
          <table:table-cell office:value-type="float" office:value="106">
            <text:p>106</text:p>
          </table:table-cell>
          <table:table-cell table:formula="of:=POWER(2; ([.J12]-69)/12)*440" office:value-type="float" office:value="3729.31009214472">
            <text:p>3729.3101</text:p>
          </table:table-cell>
          <table:table-cell table:formula="of:=ROUND([.K12]*65536*4)" office:value-type="float" office:value="977616265">
            <text:p>9776162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POWER(2; ([.A13]-69)/12)*440" office:value-type="float" office:value="15.4338531642539">
            <text:p>15.4339</text:p>
          </table:table-cell>
          <table:table-cell table:formula="of:=ROUND([.B13]*65536*4)" office:value-type="float" office:value="4045892">
            <text:p>4045892</text:p>
          </table:table-cell>
          <table:table-cell office:value-type="float" office:value="43">
            <text:p>43</text:p>
          </table:table-cell>
          <table:table-cell table:formula="of:=POWER(2; ([.D13]-69)/12)*440" office:value-type="float" office:value="97.9988589954373">
            <text:p>97.9989</text:p>
          </table:table-cell>
          <table:table-cell table:formula="of:=ROUND([.E13]*65536*4)" office:value-type="float" office:value="25689813">
            <text:p>25689813</text:p>
          </table:table-cell>
          <table:table-cell office:value-type="float" office:value="75">
            <text:p>75</text:p>
          </table:table-cell>
          <table:table-cell table:formula="of:=POWER(2; ([.G13]-69)/12)*440" office:value-type="float" office:value="622.253967444162">
            <text:p>622.2540</text:p>
          </table:table-cell>
          <table:table-cell table:formula="of:=ROUND([.H13]*65536*4)" office:value-type="float" office:value="163120144">
            <text:p>163120144</text:p>
          </table:table-cell>
          <table:table-cell office:value-type="float" office:value="107">
            <text:p>107</text:p>
          </table:table-cell>
          <table:table-cell table:formula="of:=POWER(2; ([.J13]-69)/12)*440" office:value-type="float" office:value="3951.06641004899">
            <text:p>3951.0664</text:p>
          </table:table-cell>
          <table:table-cell table:formula="of:=ROUND([.K13]*65536*4)" office:value-type="float" office:value="1035748353">
            <text:p>103574835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POWER(2; ([.A14]-69)/12)*440" office:value-type="float" office:value="16.3515978312874">
            <text:p>16.3516</text:p>
          </table:table-cell>
          <table:table-cell table:formula="of:=ROUND([.B14]*65536*4)" office:value-type="float" office:value="4286473">
            <text:p>4286473</text:p>
          </table:table-cell>
          <table:table-cell office:value-type="float" office:value="44">
            <text:p>44</text:p>
          </table:table-cell>
          <table:table-cell table:formula="of:=POWER(2; ([.D14]-69)/12)*440" office:value-type="float" office:value="103.826174394986">
            <text:p>103.8262</text:p>
          </table:table-cell>
          <table:table-cell table:formula="of:=ROUND([.E14]*65536*4)" office:value-type="float" office:value="27217409">
            <text:p>27217409</text:p>
          </table:table-cell>
          <table:table-cell office:value-type="float" office:value="76">
            <text:p>76</text:p>
          </table:table-cell>
          <table:table-cell table:formula="of:=POWER(2; ([.G14]-69)/12)*440" office:value-type="float" office:value="659.25511382574">
            <text:p>659.2551</text:p>
          </table:table-cell>
          <table:table-cell table:formula="of:=ROUND([.H14]*65536*4)" office:value-type="float" office:value="172819773">
            <text:p>172819773</text:p>
          </table:table-cell>
          <table:table-cell office:value-type="float" office:value="108">
            <text:p>108</text:p>
          </table:table-cell>
          <table:table-cell table:formula="of:=POWER(2; ([.J14]-69)/12)*440" office:value-type="float" office:value="4186.00904480958">
            <text:p>4186.0090</text:p>
          </table:table-cell>
          <table:table-cell table:formula="of:=ROUND([.K14]*65536*4)" office:value-type="float" office:value="1097337155">
            <text:p>109733715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POWER(2; ([.A15]-69)/12)*440" office:value-type="float" office:value="17.3239144360545">
            <text:p>17.3239</text:p>
          </table:table-cell>
          <table:table-cell table:formula="of:=ROUND([.B15]*65536*4)" office:value-type="float" office:value="4541360">
            <text:p>4541360</text:p>
          </table:table-cell>
          <table:table-cell table:style-name="ce3" office:value-type="float" office:value="45">
            <text:p>45</text:p>
          </table:table-cell>
          <table:table-cell table:formula="of:=POWER(2; ([.D15]-69)/12)*440" office:value-type="float" office:value="110">
            <text:p>110.0000</text:p>
          </table:table-cell>
          <table:table-cell table:formula="of:=ROUND([.E15]*65536*4)" office:value-type="float" office:value="28835840">
            <text:p>28835840</text:p>
          </table:table-cell>
          <table:table-cell office:value-type="float" office:value="77">
            <text:p>77</text:p>
          </table:table-cell>
          <table:table-cell table:formula="of:=POWER(2; ([.G15]-69)/12)*440" office:value-type="float" office:value="698.456462866008">
            <text:p>698.4565</text:p>
          </table:table-cell>
          <table:table-cell table:formula="of:=ROUND([.H15]*65536*4)" office:value-type="float" office:value="183096171">
            <text:p>183096171</text:p>
          </table:table-cell>
          <table:table-cell office:value-type="float" office:value="109">
            <text:p>109</text:p>
          </table:table-cell>
          <table:table-cell table:formula="of:=POWER(2; ([.J15]-69)/12)*440" office:value-type="float" office:value="4434.92209562995">
            <text:p>4434.9221</text:p>
          </table:table-cell>
          <table:table-cell table:formula="of:=ROUND([.K15]*65536*4)" office:value-type="float" office:value="1162588218">
            <text:p>11625882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POWER(2; ([.A16]-69)/12)*440" office:value-type="float" office:value="18.354047994838">
            <text:p>18.3540</text:p>
          </table:table-cell>
          <table:table-cell table:formula="of:=ROUND([.B16]*65536*4)" office:value-type="float" office:value="4811404">
            <text:p>4811404</text:p>
          </table:table-cell>
          <table:table-cell office:value-type="float" office:value="46">
            <text:p>46</text:p>
          </table:table-cell>
          <table:table-cell table:formula="of:=POWER(2; ([.D16]-69)/12)*440" office:value-type="float" office:value="116.540940379522">
            <text:p>116.5409</text:p>
          </table:table-cell>
          <table:table-cell table:formula="of:=ROUND([.E16]*65536*4)" office:value-type="float" office:value="30550508">
            <text:p>30550508</text:p>
          </table:table-cell>
          <table:table-cell office:value-type="float" office:value="78">
            <text:p>78</text:p>
          </table:table-cell>
          <table:table-cell table:formula="of:=POWER(2; ([.G16]-69)/12)*440" office:value-type="float" office:value="739.988845423269">
            <text:p>739.9888</text:p>
          </table:table-cell>
          <table:table-cell table:formula="of:=ROUND([.H16]*65536*4)" office:value-type="float" office:value="193983636">
            <text:p>193983636</text:p>
          </table:table-cell>
          <table:table-cell office:value-type="float" office:value="110">
            <text:p>110</text:p>
          </table:table-cell>
          <table:table-cell table:formula="of:=POWER(2; ([.J16]-69)/12)*440" office:value-type="float" office:value="4698.63628667852">
            <text:p>4698.6363</text:p>
          </table:table-cell>
          <table:table-cell table:formula="of:=ROUND([.K16]*65536*4)" office:value-type="float" office:value="1231719311">
            <text:p>12317193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POWER(2; ([.A17]-69)/12)*440" office:value-type="float" office:value="19.4454364826301">
            <text:p>19.4454</text:p>
          </table:table-cell>
          <table:table-cell table:formula="of:=ROUND([.B17]*65536*4)" office:value-type="float" office:value="5097505">
            <text:p>5097505</text:p>
          </table:table-cell>
          <table:table-cell office:value-type="float" office:value="47">
            <text:p>47</text:p>
          </table:table-cell>
          <table:table-cell table:formula="of:=POWER(2; ([.D17]-69)/12)*440" office:value-type="float" office:value="123.470825314031">
            <text:p>123.4708</text:p>
          </table:table-cell>
          <table:table-cell table:formula="of:=ROUND([.E17]*65536*4)" office:value-type="float" office:value="32367136">
            <text:p>32367136</text:p>
          </table:table-cell>
          <table:table-cell office:value-type="float" office:value="79">
            <text:p>79</text:p>
          </table:table-cell>
          <table:table-cell table:formula="of:=POWER(2; ([.G17]-69)/12)*440" office:value-type="float" office:value="783.990871963499">
            <text:p>783.9909</text:p>
          </table:table-cell>
          <table:table-cell table:formula="of:=ROUND([.H17]*65536*4)" office:value-type="float" office:value="205518503">
            <text:p>205518503</text:p>
          </table:table-cell>
          <table:table-cell office:value-type="float" office:value="111">
            <text:p>111</text:p>
          </table:table-cell>
          <table:table-cell table:formula="of:=POWER(2; ([.J17]-69)/12)*440" office:value-type="float" office:value="4978.0317395533">
            <text:p>4978.0317</text:p>
          </table:table-cell>
          <table:table-cell table:formula="of:=ROUND([.K17]*65536*4)" office:value-type="float" office:value="1304961152">
            <text:p>130496115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POWER(2; ([.A18]-69)/12)*440" office:value-type="float" office:value="20.6017223070544">
            <text:p>20.6017</text:p>
          </table:table-cell>
          <table:table-cell table:formula="of:=ROUND([.B18]*65536*4)" office:value-type="float" office:value="5400618">
            <text:p>5400618</text:p>
          </table:table-cell>
          <table:table-cell office:value-type="float" office:value="48">
            <text:p>48</text:p>
          </table:table-cell>
          <table:table-cell table:formula="of:=POWER(2; ([.D18]-69)/12)*440" office:value-type="float" office:value="130.812782650299">
            <text:p>130.8128</text:p>
          </table:table-cell>
          <table:table-cell table:formula="of:=ROUND([.E18]*65536*4)" office:value-type="float" office:value="34291786">
            <text:p>34291786</text:p>
          </table:table-cell>
          <table:table-cell office:value-type="float" office:value="80">
            <text:p>80</text:p>
          </table:table-cell>
          <table:table-cell table:formula="of:=POWER(2; ([.G18]-69)/12)*440" office:value-type="float" office:value="830.60939515989">
            <text:p>830.6094</text:p>
          </table:table-cell>
          <table:table-cell table:formula="of:=ROUND([.H18]*65536*4)" office:value-type="float" office:value="217739269">
            <text:p>217739269</text:p>
          </table:table-cell>
          <table:table-cell office:value-type="float" office:value="112">
            <text:p>112</text:p>
          </table:table-cell>
          <table:table-cell table:formula="of:=POWER(2; ([.J18]-69)/12)*440" office:value-type="float" office:value="5274.04091060592">
            <text:p>5274.0409</text:p>
          </table:table-cell>
          <table:table-cell table:formula="of:=ROUND([.K18]*65536*4)" office:value-type="float" office:value="1382558180">
            <text:p>13825581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POWER(2; ([.A19]-69)/12)*440" office:value-type="float" office:value="21.8267644645627">
            <text:p>21.8268</text:p>
          </table:table-cell>
          <table:table-cell table:formula="of:=ROUND([.B19]*65536*4)" office:value-type="float" office:value="5721755">
            <text:p>5721755</text:p>
          </table:table-cell>
          <table:table-cell office:value-type="float" office:value="49">
            <text:p>49</text:p>
          </table:table-cell>
          <table:table-cell table:formula="of:=POWER(2; ([.D19]-69)/12)*440" office:value-type="float" office:value="138.591315488436">
            <text:p>138.5913</text:p>
          </table:table-cell>
          <table:table-cell table:formula="of:=ROUND([.E19]*65536*4)" office:value-type="float" office:value="36330882">
            <text:p>36330882</text:p>
          </table:table-cell>
          <table:table-cell table:style-name="ce3" office:value-type="float" office:value="81">
            <text:p>81</text:p>
          </table:table-cell>
          <table:table-cell table:formula="of:=POWER(2; ([.G19]-69)/12)*440" office:value-type="float" office:value="880">
            <text:p>880.0000</text:p>
          </table:table-cell>
          <table:table-cell table:formula="of:=ROUND([.H19]*65536*4)" office:value-type="float" office:value="230686720">
            <text:p>230686720</text:p>
          </table:table-cell>
          <table:table-cell office:value-type="float" office:value="113">
            <text:p>113</text:p>
          </table:table-cell>
          <table:table-cell table:formula="of:=POWER(2; ([.J19]-69)/12)*440" office:value-type="float" office:value="5587.65170292806">
            <text:p>5587.6517</text:p>
          </table:table-cell>
          <table:table-cell table:formula="of:=ROUND([.K19]*65536*4)" office:value-type="float" office:value="1464769368">
            <text:p>1464769368</text:p>
          </table:table-cell>
          <table:table-cell/>
        </table:table-row>
        <table:table-row table:style-name="ro1">
          <table:table-cell table:style-name="ce4" office:value-type="float" office:value="18">
            <text:p>18</text:p>
          </table:table-cell>
          <table:table-cell table:formula="of:=POWER(2; ([.A20]-69)/12)*440" office:value-type="float" office:value="23.1246514194771">
            <text:p>23.1247</text:p>
          </table:table-cell>
          <table:table-cell table:formula="of:=ROUND([.B20]*65536*4)" office:value-type="float" office:value="6061989">
            <text:p>6061989</text:p>
          </table:table-cell>
          <table:table-cell office:value-type="float" office:value="50">
            <text:p>50</text:p>
          </table:table-cell>
          <table:table-cell table:formula="of:=POWER(2; ([.D20]-69)/12)*440" office:value-type="float" office:value="146.832383958704">
            <text:p>146.8324</text:p>
          </table:table-cell>
          <table:table-cell table:formula="of:=ROUND([.E20]*65536*4)" office:value-type="float" office:value="38491228">
            <text:p>38491228</text:p>
          </table:table-cell>
          <table:table-cell office:value-type="float" office:value="82">
            <text:p>82</text:p>
          </table:table-cell>
          <table:table-cell table:formula="of:=POWER(2; ([.G20]-69)/12)*440" office:value-type="float" office:value="932.32752303618">
            <text:p>932.3275</text:p>
          </table:table-cell>
          <table:table-cell table:formula="of:=ROUND([.H20]*65536*4)" office:value-type="float" office:value="244404066">
            <text:p>244404066</text:p>
          </table:table-cell>
          <table:table-cell office:value-type="float" office:value="114">
            <text:p>114</text:p>
          </table:table-cell>
          <table:table-cell table:formula="of:=POWER(2; ([.J20]-69)/12)*440" office:value-type="float" office:value="5919.91076338615">
            <text:p>5919.9108</text:p>
          </table:table-cell>
          <table:table-cell table:formula="of:=ROUND([.K20]*65536*4)" office:value-type="float" office:value="1551869087">
            <text:p>155186908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POWER(2; ([.A21]-69)/12)*440" office:value-type="float" office:value="24.4997147488593">
            <text:p>24.4997</text:p>
          </table:table-cell>
          <table:table-cell table:formula="of:=ROUND([.B21]*65536*4)" office:value-type="float" office:value="6422453">
            <text:p>6422453</text:p>
          </table:table-cell>
          <table:table-cell office:value-type="float" office:value="51">
            <text:p>51</text:p>
          </table:table-cell>
          <table:table-cell table:formula="of:=POWER(2; ([.D21]-69)/12)*440" office:value-type="float" office:value="155.56349186104">
            <text:p>155.5635</text:p>
          </table:table-cell>
          <table:table-cell table:formula="of:=ROUND([.E21]*65536*4)" office:value-type="float" office:value="40780036">
            <text:p>40780036</text:p>
          </table:table-cell>
          <table:table-cell office:value-type="float" office:value="83">
            <text:p>83</text:p>
          </table:table-cell>
          <table:table-cell table:formula="of:=POWER(2; ([.G21]-69)/12)*440" office:value-type="float" office:value="987.766602512248">
            <text:p>987.7666</text:p>
          </table:table-cell>
          <table:table-cell table:formula="of:=ROUND([.H21]*65536*4)" office:value-type="float" office:value="258937088">
            <text:p>258937088</text:p>
          </table:table-cell>
          <table:table-cell office:value-type="float" office:value="115">
            <text:p>115</text:p>
          </table:table-cell>
          <table:table-cell table:formula="of:=POWER(2; ([.J21]-69)/12)*440" office:value-type="float" office:value="6271.92697570799">
            <text:p>6271.9270</text:p>
          </table:table-cell>
          <table:table-cell table:formula="of:=ROUND([.K21]*65536*4)" office:value-type="float" office:value="1644148025">
            <text:p>164414802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POWER(2; ([.A22]-69)/12)*440" office:value-type="float" office:value="25.9565435987466">
            <text:p>25.9565</text:p>
          </table:table-cell>
          <table:table-cell table:formula="of:=ROUND([.B22]*65536*4)" office:value-type="float" office:value="6804352">
            <text:p>6804352</text:p>
          </table:table-cell>
          <table:table-cell office:value-type="float" office:value="52">
            <text:p>52</text:p>
          </table:table-cell>
          <table:table-cell table:formula="of:=POWER(2; ([.D22]-69)/12)*440" office:value-type="float" office:value="164.813778456435">
            <text:p>164.8138</text:p>
          </table:table-cell>
          <table:table-cell table:formula="of:=ROUND([.E22]*65536*4)" office:value-type="float" office:value="43204943">
            <text:p>43204943</text:p>
          </table:table-cell>
          <table:table-cell office:value-type="float" office:value="84">
            <text:p>84</text:p>
          </table:table-cell>
          <table:table-cell table:formula="of:=POWER(2; ([.G22]-69)/12)*440" office:value-type="float" office:value="1046.50226120239">
            <text:p>1046.5023</text:p>
          </table:table-cell>
          <table:table-cell table:formula="of:=ROUND([.H22]*65536*4)" office:value-type="float" office:value="274334289">
            <text:p>274334289</text:p>
          </table:table-cell>
          <table:table-cell office:value-type="float" office:value="116">
            <text:p>116</text:p>
          </table:table-cell>
          <table:table-cell table:formula="of:=POWER(2; ([.J22]-69)/12)*440" office:value-type="float" office:value="6644.87516127912">
            <text:p>6644.8752</text:p>
          </table:table-cell>
          <table:table-cell table:formula="of:=ROUND([.K22]*65536*4)" office:value-type="float" office:value="1741914154">
            <text:p>1741914154</text:p>
          </table:table-cell>
          <table:table-cell/>
        </table:table-row>
        <table:table-row table:style-name="ro1">
          <table:table-cell table:style-name="ce3" office:value-type="float" office:value="21">
            <text:p>21</text:p>
          </table:table-cell>
          <table:table-cell table:formula="of:=POWER(2; ([.A23]-69)/12)*440" office:value-type="float" office:value="27.5">
            <text:p>27.5000</text:p>
          </table:table-cell>
          <table:table-cell table:formula="of:=ROUND([.B23]*65536*4)" office:value-type="float" office:value="7208960">
            <text:p>7208960</text:p>
          </table:table-cell>
          <table:table-cell office:value-type="float" office:value="53">
            <text:p>53</text:p>
          </table:table-cell>
          <table:table-cell table:formula="of:=POWER(2; ([.D23]-69)/12)*440" office:value-type="float" office:value="174.614115716502">
            <text:p>174.6141</text:p>
          </table:table-cell>
          <table:table-cell table:formula="of:=ROUND([.E23]*65536*4)" office:value-type="float" office:value="45774043">
            <text:p>45774043</text:p>
          </table:table-cell>
          <table:table-cell office:value-type="float" office:value="85">
            <text:p>85</text:p>
          </table:table-cell>
          <table:table-cell table:formula="of:=POWER(2; ([.G23]-69)/12)*440" office:value-type="float" office:value="1108.73052390749">
            <text:p>1108.7305</text:p>
          </table:table-cell>
          <table:table-cell table:formula="of:=ROUND([.H23]*65536*4)" office:value-type="float" office:value="290647054">
            <text:p>290647054</text:p>
          </table:table-cell>
          <table:table-cell table:style-name="ce3" office:value-type="float" office:value="117">
            <text:p>117</text:p>
          </table:table-cell>
          <table:table-cell table:formula="of:=POWER(2; ([.J23]-69)/12)*440" office:value-type="float" office:value="7040">
            <text:p>7040.0000</text:p>
          </table:table-cell>
          <table:table-cell table:formula="of:=ROUND([.K23]*65536*4)" office:value-type="float" office:value="1845493760">
            <text:p>184549376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POWER(2; ([.A24]-69)/12)*440" office:value-type="float" office:value="29.1352350948806">
            <text:p>29.1352</text:p>
          </table:table-cell>
          <table:table-cell table:formula="of:=ROUND([.B24]*65536*4)" office:value-type="float" office:value="7637627">
            <text:p>7637627</text:p>
          </table:table-cell>
          <table:table-cell office:value-type="float" office:value="54">
            <text:p>54</text:p>
          </table:table-cell>
          <table:table-cell table:formula="of:=POWER(2; ([.D24]-69)/12)*440" office:value-type="float" office:value="184.997211355817">
            <text:p>184.9972</text:p>
          </table:table-cell>
          <table:table-cell table:formula="of:=ROUND([.E24]*65536*4)" office:value-type="float" office:value="48495909">
            <text:p>48495909</text:p>
          </table:table-cell>
          <table:table-cell office:value-type="float" office:value="86">
            <text:p>86</text:p>
          </table:table-cell>
          <table:table-cell table:formula="of:=POWER(2; ([.G24]-69)/12)*440" office:value-type="float" office:value="1174.65907166963">
            <text:p>1174.6591</text:p>
          </table:table-cell>
          <table:table-cell table:formula="of:=ROUND([.H24]*65536*4)" office:value-type="float" office:value="307929828">
            <text:p>307929828</text:p>
          </table:table-cell>
          <table:table-cell office:value-type="float" office:value="118">
            <text:p>118</text:p>
          </table:table-cell>
          <table:table-cell table:formula="of:=POWER(2; ([.J24]-69)/12)*440" office:value-type="float" office:value="7458.62018428944">
            <text:p>7458.6202</text:p>
          </table:table-cell>
          <table:table-cell table:formula="of:=ROUND([.K24]*65536*4)" office:value-type="float" office:value="1955232530">
            <text:p>195523253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POWER(2; ([.A25]-69)/12)*440" office:value-type="float" office:value="30.8677063285077">
            <text:p>30.8677</text:p>
          </table:table-cell>
          <table:table-cell table:formula="of:=ROUND([.B25]*65536*4)" office:value-type="float" office:value="8091784">
            <text:p>8091784</text:p>
          </table:table-cell>
          <table:table-cell office:value-type="float" office:value="55">
            <text:p>55</text:p>
          </table:table-cell>
          <table:table-cell table:formula="of:=POWER(2; ([.D25]-69)/12)*440" office:value-type="float" office:value="195.997717990875">
            <text:p>195.9977</text:p>
          </table:table-cell>
          <table:table-cell table:formula="of:=ROUND([.E25]*65536*4)" office:value-type="float" office:value="51379626">
            <text:p>51379626</text:p>
          </table:table-cell>
          <table:table-cell office:value-type="float" office:value="87">
            <text:p>87</text:p>
          </table:table-cell>
          <table:table-cell table:formula="of:=POWER(2; ([.G25]-69)/12)*440" office:value-type="float" office:value="1244.50793488832">
            <text:p>1244.5079</text:p>
          </table:table-cell>
          <table:table-cell table:formula="of:=ROUND([.H25]*65536*4)" office:value-type="float" office:value="326240288">
            <text:p>326240288</text:p>
          </table:table-cell>
          <table:table-cell office:value-type="float" office:value="119">
            <text:p>119</text:p>
          </table:table-cell>
          <table:table-cell table:formula="of:=POWER(2; ([.J25]-69)/12)*440" office:value-type="float" office:value="7902.13282009799">
            <text:p>7902.1328</text:p>
          </table:table-cell>
          <table:table-cell table:formula="of:=ROUND([.K25]*65536*4)" office:value-type="float" office:value="2071496706">
            <text:p>2071496706</text:p>
          </table:table-cell>
          <table:table-cell table:formula="of:=DEC2HEX([.L25])" office:value-type="string" office:string-value="7B788802">
            <text:p>7B7888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 ([.A26]-69)/12)*440" office:value-type="float" office:value="32.7031956625748">
            <text:p>32.7032</text:p>
          </table:table-cell>
          <table:table-cell table:formula="of:=ROUND([.B26]*65536*4)" office:value-type="float" office:value="8572947">
            <text:p>8572947</text:p>
          </table:table-cell>
          <table:table-cell office:value-type="float" office:value="56">
            <text:p>56</text:p>
          </table:table-cell>
          <table:table-cell table:formula="of:=POWER(2; ([.D26]-69)/12)*440" office:value-type="float" office:value="207.652348789973">
            <text:p>207.6523</text:p>
          </table:table-cell>
          <table:table-cell table:formula="of:=ROUND([.E26]*65536*4)" office:value-type="float" office:value="54434817">
            <text:p>54434817</text:p>
          </table:table-cell>
          <table:table-cell office:value-type="float" office:value="88">
            <text:p>88</text:p>
          </table:table-cell>
          <table:table-cell table:formula="of:=POWER(2; ([.G26]-69)/12)*440" office:value-type="float" office:value="1318.51022765148">
            <text:p>1318.5102</text:p>
          </table:table-cell>
          <table:table-cell table:formula="of:=ROUND([.H26]*65536*4)" office:value-type="float" office:value="345639545">
            <text:p>345639545</text:p>
          </table:table-cell>
          <table:table-cell office:value-type="float" office:value="120">
            <text:p>120</text:p>
          </table:table-cell>
          <table:table-cell table:formula="of:=POWER(2; ([.J26]-69)/12)*440" office:value-type="float" office:value="8372.01808961916">
            <text:p>8372.0181</text:p>
          </table:table-cell>
          <table:table-cell table:formula="of:=ROUND([.K26]*65536*4)" office:value-type="float" office:value="2194674310">
            <text:p>2194674310</text:p>
          </table:table-cell>
          <table:table-cell table:formula="of:=DEC2HEX([.L26])" office:value-type="string" office:string-value="82D01286">
            <text:p>82D012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 ([.A27]-69)/12)*440" office:value-type="float" office:value="34.647828872109">
            <text:p>34.6478</text:p>
          </table:table-cell>
          <table:table-cell table:formula="of:=ROUND([.B27]*65536*4)" office:value-type="float" office:value="9082720">
            <text:p>9082720</text:p>
          </table:table-cell>
          <table:table-cell table:style-name="ce3" office:value-type="float" office:value="57">
            <text:p>57</text:p>
          </table:table-cell>
          <table:table-cell table:formula="of:=POWER(2; ([.D27]-69)/12)*440" office:value-type="float" office:value="220">
            <text:p>220.0000</text:p>
          </table:table-cell>
          <table:table-cell table:formula="of:=ROUND([.E27]*65536*4)" office:value-type="float" office:value="57671680">
            <text:p>57671680</text:p>
          </table:table-cell>
          <table:table-cell office:value-type="float" office:value="89">
            <text:p>89</text:p>
          </table:table-cell>
          <table:table-cell table:formula="of:=POWER(2; ([.G27]-69)/12)*440" office:value-type="float" office:value="1396.91292573202">
            <text:p>1396.9129</text:p>
          </table:table-cell>
          <table:table-cell table:formula="of:=ROUND([.H27]*65536*4)" office:value-type="float" office:value="366192342">
            <text:p>366192342</text:p>
          </table:table-cell>
          <table:table-cell office:value-type="float" office:value="121">
            <text:p>121</text:p>
          </table:table-cell>
          <table:table-cell table:formula="of:=POWER(2; ([.J27]-69)/12)*440" office:value-type="float" office:value="8869.84419125991">
            <text:p>8869.8442</text:p>
          </table:table-cell>
          <table:table-cell table:formula="of:=ROUND([.K27]*65536*4)" office:value-type="float" office:value="2325176436">
            <text:p>23251764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POWER(2; ([.A28]-69)/12)*440" office:value-type="float" office:value="36.7080959896759">
            <text:p>36.7081</text:p>
          </table:table-cell>
          <table:table-cell table:formula="of:=ROUND([.B28]*65536*4)" office:value-type="float" office:value="9622807">
            <text:p>9622807</text:p>
          </table:table-cell>
          <table:table-cell office:value-type="float" office:value="58">
            <text:p>58</text:p>
          </table:table-cell>
          <table:table-cell table:formula="of:=POWER(2; ([.D28]-69)/12)*440" office:value-type="float" office:value="233.081880759045">
            <text:p>233.0819</text:p>
          </table:table-cell>
          <table:table-cell table:formula="of:=ROUND([.E28]*65536*4)" office:value-type="float" office:value="61101017">
            <text:p>61101017</text:p>
          </table:table-cell>
          <table:table-cell office:value-type="float" office:value="90">
            <text:p>90</text:p>
          </table:table-cell>
          <table:table-cell table:formula="of:=POWER(2; ([.G28]-69)/12)*440" office:value-type="float" office:value="1479.97769084654">
            <text:p>1479.9777</text:p>
          </table:table-cell>
          <table:table-cell table:formula="of:=ROUND([.H28]*65536*4)" office:value-type="float" office:value="387967272">
            <text:p>387967272</text:p>
          </table:table-cell>
          <table:table-cell office:value-type="float" office:value="122">
            <text:p>122</text:p>
          </table:table-cell>
          <table:table-cell table:formula="of:=POWER(2; ([.J28]-69)/12)*440" office:value-type="float" office:value="9397.27257335704">
            <text:p>9397.2726</text:p>
          </table:table-cell>
          <table:table-cell table:formula="of:=ROUND([.K28]*65536*4)" office:value-type="float" office:value="2463438621">
            <text:p>246343862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POWER(2; ([.A29]-69)/12)*440" office:value-type="float" office:value="38.8908729652601">
            <text:p>38.8909</text:p>
          </table:table-cell>
          <table:table-cell table:formula="of:=ROUND([.B29]*65536*4)" office:value-type="float" office:value="10195009">
            <text:p>10195009</text:p>
          </table:table-cell>
          <table:table-cell office:value-type="float" office:value="59">
            <text:p>59</text:p>
          </table:table-cell>
          <table:table-cell table:formula="of:=POWER(2; ([.D29]-69)/12)*440" office:value-type="float" office:value="246.941650628062">
            <text:p>246.9417</text:p>
          </table:table-cell>
          <table:table-cell table:formula="of:=ROUND([.E29]*65536*4)" office:value-type="float" office:value="64734272">
            <text:p>64734272</text:p>
          </table:table-cell>
          <table:table-cell office:value-type="float" office:value="91">
            <text:p>91</text:p>
          </table:table-cell>
          <table:table-cell table:formula="of:=POWER(2; ([.G29]-69)/12)*440" office:value-type="float" office:value="1567.981743927">
            <text:p>1567.9817</text:p>
          </table:table-cell>
          <table:table-cell table:formula="of:=ROUND([.H29]*65536*4)" office:value-type="float" office:value="411037006">
            <text:p>411037006</text:p>
          </table:table-cell>
          <table:table-cell office:value-type="float" office:value="123">
            <text:p>123</text:p>
          </table:table-cell>
          <table:table-cell table:formula="of:=POWER(2; ([.J29]-69)/12)*440" office:value-type="float" office:value="9956.06347910659">
            <text:p>9956.0635</text:p>
          </table:table-cell>
          <table:table-cell table:formula="of:=ROUND([.K29]*65536*4)" office:value-type="float" office:value="2609922305">
            <text:p>26099223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POWER(2; ([.A30]-69)/12)*440" office:value-type="float" office:value="41.2034446141088">
            <text:p>41.2034</text:p>
          </table:table-cell>
          <table:table-cell table:formula="of:=ROUND([.B30]*65536*4)" office:value-type="float" office:value="10801236">
            <text:p>10801236</text:p>
          </table:table-cell>
          <table:table-cell office:value-type="float" office:value="60">
            <text:p>60</text:p>
          </table:table-cell>
          <table:table-cell table:formula="of:=POWER(2; ([.D30]-69)/12)*440" office:value-type="float" office:value="261.625565300599">
            <text:p>261.6256</text:p>
          </table:table-cell>
          <table:table-cell table:formula="of:=ROUND([.E30]*65536*4)" office:value-type="float" office:value="68583572">
            <text:p>68583572</text:p>
          </table:table-cell>
          <table:table-cell office:value-type="float" office:value="92">
            <text:p>92</text:p>
          </table:table-cell>
          <table:table-cell table:formula="of:=POWER(2; ([.G30]-69)/12)*440" office:value-type="float" office:value="1661.21879031978">
            <text:p>1661.2188</text:p>
          </table:table-cell>
          <table:table-cell table:formula="of:=ROUND([.H30]*65536*4)" office:value-type="float" office:value="435478539">
            <text:p>435478539</text:p>
          </table:table-cell>
          <table:table-cell office:value-type="float" office:value="124">
            <text:p>124</text:p>
          </table:table-cell>
          <table:table-cell table:formula="of:=POWER(2; ([.J30]-69)/12)*440" office:value-type="float" office:value="10548.0818212118">
            <text:p>10548.0818</text:p>
          </table:table-cell>
          <table:table-cell table:formula="of:=ROUND([.K30]*65536*4)" office:value-type="float" office:value="2765116361">
            <text:p>276511636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POWER(2; ([.A31]-69)/12)*440" office:value-type="float" office:value="43.6535289291255">
            <text:p>43.6535</text:p>
          </table:table-cell>
          <table:table-cell table:formula="of:=ROUND([.B31]*65536*4)" office:value-type="float" office:value="11443511">
            <text:p>11443511</text:p>
          </table:table-cell>
          <table:table-cell office:value-type="float" office:value="61">
            <text:p>61</text:p>
          </table:table-cell>
          <table:table-cell table:formula="of:=POWER(2; ([.D31]-69)/12)*440" office:value-type="float" office:value="277.182630976872">
            <text:p>277.1826</text:p>
          </table:table-cell>
          <table:table-cell table:formula="of:=ROUND([.E31]*65536*4)" office:value-type="float" office:value="72661764">
            <text:p>72661764</text:p>
          </table:table-cell>
          <table:table-cell table:style-name="ce3" office:value-type="float" office:value="93">
            <text:p>93</text:p>
          </table:table-cell>
          <table:table-cell table:formula="of:=POWER(2; ([.G31]-69)/12)*440" office:value-type="float" office:value="1760">
            <text:p>1760.0000</text:p>
          </table:table-cell>
          <table:table-cell table:formula="of:=ROUND([.H31]*65536*4)" office:value-type="float" office:value="461373440">
            <text:p>461373440</text:p>
          </table:table-cell>
          <table:table-cell office:value-type="float" office:value="125">
            <text:p>125</text:p>
          </table:table-cell>
          <table:table-cell table:formula="of:=POWER(2; ([.J31]-69)/12)*440" office:value-type="float" office:value="11175.3034058561">
            <text:p>11175.3034</text:p>
          </table:table-cell>
          <table:table-cell table:formula="of:=ROUND([.K31]*65536*4)" office:value-type="float" office:value="2929538736">
            <text:p>292953873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POWER(2; ([.A32]-69)/12)*440" office:value-type="float" office:value="46.2493028389543">
            <text:p>46.2493</text:p>
          </table:table-cell>
          <table:table-cell table:formula="of:=ROUND([.B32]*65536*4)" office:value-type="float" office:value="12123977">
            <text:p>12123977</text:p>
          </table:table-cell>
          <table:table-cell office:value-type="float" office:value="62">
            <text:p>62</text:p>
          </table:table-cell>
          <table:table-cell table:formula="of:=POWER(2; ([.D32]-69)/12)*440" office:value-type="float" office:value="293.664767917408">
            <text:p>293.6648</text:p>
          </table:table-cell>
          <table:table-cell table:formula="of:=ROUND([.E32]*65536*4)" office:value-type="float" office:value="76982457">
            <text:p>76982457</text:p>
          </table:table-cell>
          <table:table-cell office:value-type="float" office:value="94">
            <text:p>94</text:p>
          </table:table-cell>
          <table:table-cell table:formula="of:=POWER(2; ([.G32]-69)/12)*440" office:value-type="float" office:value="1864.65504607236">
            <text:p>1864.6550</text:p>
          </table:table-cell>
          <table:table-cell table:formula="of:=ROUND([.H32]*65536*4)" office:value-type="float" office:value="488808132">
            <text:p>488808132</text:p>
          </table:table-cell>
          <table:table-cell office:value-type="float" office:value="126">
            <text:p>126</text:p>
          </table:table-cell>
          <table:table-cell table:formula="of:=POWER(2; ([.J32]-69)/12)*440" office:value-type="float" office:value="11839.8215267723">
            <text:p>11839.8215</text:p>
          </table:table-cell>
          <table:table-cell table:formula="of:=ROUND([.K32]*65536*4)" office:value-type="float" office:value="3103738174">
            <text:p>310373817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POWER(2; ([.A33]-69)/12)*440" office:value-type="float" office:value="48.9994294977187">
            <text:p>48.9994</text:p>
          </table:table-cell>
          <table:table-cell table:formula="of:=ROUND([.B33]*65536*4)" office:value-type="float" office:value="12844906">
            <text:p>12844906</text:p>
          </table:table-cell>
          <table:table-cell office:value-type="float" office:value="63">
            <text:p>63</text:p>
          </table:table-cell>
          <table:table-cell table:formula="of:=POWER(2; ([.D33]-69)/12)*440" office:value-type="float" office:value="311.126983722081">
            <text:p>311.1270</text:p>
          </table:table-cell>
          <table:table-cell table:formula="of:=ROUND([.E33]*65536*4)" office:value-type="float" office:value="81560072">
            <text:p>81560072</text:p>
          </table:table-cell>
          <table:table-cell office:value-type="float" office:value="95">
            <text:p>95</text:p>
          </table:table-cell>
          <table:table-cell table:formula="of:=POWER(2; ([.G33]-69)/12)*440" office:value-type="float" office:value="1975.5332050245">
            <text:p>1975.5332</text:p>
          </table:table-cell>
          <table:table-cell table:formula="of:=ROUND([.H33]*65536*4)" office:value-type="float" office:value="517874176">
            <text:p>517874176</text:p>
          </table:table-cell>
          <table:table-cell office:value-type="float" office:value="127">
            <text:p>127</text:p>
          </table:table-cell>
          <table:table-cell table:formula="of:=POWER(2; ([.J33]-69)/12)*440" office:value-type="float" office:value="12543.853951416">
            <text:p>12543.8540</text:p>
          </table:table-cell>
          <table:table-cell table:formula="of:=ROUND([.K33]*65536*4)" office:value-type="float" office:value="3288296050">
            <text:p>3288296050</text:p>
          </table:table-cell>
          <table:table-cell/>
        </table:table-row>
      </table:table>
      <table:table table:name="autoducking" table:style-name="ta1">
        <table:shapes>
          <draw:frame draw:z-index="0" draw:style-name="gr1" svg:width="15.974cm" svg:height="8.991cm" svg:x="17.2cm" svg:y="11.685cm">
            <draw:object draw:notify-on-update-of-ranges="autoducking.E4:autoducking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number-columns-repeated="6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Scale .75</text:p>
          </table:table-cell>
          <table:table-cell table:style-name="ce2" office:value-type="string">
            <text:p>Scale 1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float" office:value="0.65">
            <text:p>0.65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3]+[.B4])*[.$C$2]" office:value-type="float" office:value="1.3">
            <text:p>1.3</text:p>
          </table:table-cell>
          <table:table-cell table:formula="of:=[.D3]+[.B4]" office:value-type="float" office:value="2">
            <text:p>2</text:p>
          </table:table-cell>
          <table:table-cell table:formula="of:=[.C4]/[.D4]" office:value-type="float" office:value="0.65">
            <text:p>0.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C4]+[.B5])*[.$C$2]" office:value-type="float" office:value="1.495">
            <text:p>1.495</text:p>
          </table:table-cell>
          <table:table-cell table:formula="of:=[.D4]+[.B5]" office:value-type="float" office:value="3">
            <text:p>3</text:p>
          </table:table-cell>
          <table:table-cell table:formula="of:=[.C5]/[.D5]" office:value-type="float" office:value="0.498333333333333">
            <text:p>0.498333333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C5]+[.B6])*[.$C$2]" office:value-type="float" office:value="1.62175">
            <text:p>1.62175</text:p>
          </table:table-cell>
          <table:table-cell table:formula="of:=[.D5]+[.B6]" office:value-type="float" office:value="4">
            <text:p>4</text:p>
          </table:table-cell>
          <table:table-cell table:formula="of:=[.C6]/[.D6]" office:value-type="float" office:value="0.4054375">
            <text:p>0.405437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C6]+[.B7])*[.$C$2]" office:value-type="float" office:value="1.7041375">
            <text:p>1.7041375</text:p>
          </table:table-cell>
          <table:table-cell table:formula="of:=[.D6]+[.B7]" office:value-type="float" office:value="5">
            <text:p>5</text:p>
          </table:table-cell>
          <table:table-cell table:formula="of:=[.C7]/[.D7]" office:value-type="float" office:value="0.3408275">
            <text:p>0.340827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C7]+[.B8])*[.$C$2]" office:value-type="float" office:value="1.757689375">
            <text:p>1.757689375</text:p>
          </table:table-cell>
          <table:table-cell table:formula="of:=[.D7]+[.B8]" office:value-type="float" office:value="6">
            <text:p>6</text:p>
          </table:table-cell>
          <table:table-cell table:formula="of:=[.C8]/[.D8]" office:value-type="float" office:value="0.292948229166667">
            <text:p>0.292948229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C8]+[.B9])*[.$C$2]" office:value-type="float" office:value="1.79249809375">
            <text:p>1.7924980938</text:p>
          </table:table-cell>
          <table:table-cell table:formula="of:=[.D8]+[.B9]" office:value-type="float" office:value="7">
            <text:p>7</text:p>
          </table:table-cell>
          <table:table-cell table:formula="of:=[.C9]/[.D9]" office:value-type="float" office:value="0.25607115625">
            <text:p>0.256071156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C9]+[.B10])*[.$C$2]" office:value-type="float" office:value="1.8151237609375">
            <text:p>1.8151237609</text:p>
          </table:table-cell>
          <table:table-cell table:formula="of:=[.D9]+[.B10]" office:value-type="float" office:value="8">
            <text:p>8</text:p>
          </table:table-cell>
          <table:table-cell table:formula="of:=[.C10]/[.D10]" office:value-type="float" office:value="0.226890470117187">
            <text:p>0.226890470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POWER(2; 15)" office:value-type="float" office:value="32768">
            <text:p>32768</text:p>
          </table:table-cell>
          <table:table-cell table:formula="of:=[.C13]-[.C20]" office:value-type="float" office:value="28394">
            <text:p>28394</text:p>
          </table:table-cell>
          <table:table-cell table:formula="of:=[.D13]/128" office:value-type="float" office:value="221.828125">
            <text:p>221.828125</text:p>
          </table:table-cell>
          <table:table-cell table:formula="of:=[.E13]/[.C13]" office:value-type="float" office:value="0.00676965713500977">
            <text:p>0.0067696571</text:p>
          </table:table-cell>
          <table:table-cell table:formula="of:=([.B13]-[.B20])/128" office:value-type="float" office:value="0.00676965713500977">
            <text:p>0.0067696571</text:p>
          </table:table-cell>
          <table:table-cell/>
        </table:table-row>
        <table:table-row table:style-name="ro1">
          <table:table-cell/>
          <table:table-cell table:formula="of:=[.B13]*0.75" office:value-type="float" office:value="0.75">
            <text:p>0.75</text:p>
          </table:table-cell>
          <table:table-cell table:formula="of:=[.$C$13]*[.B14]" office:value-type="float" office:value="24576">
            <text:p>24576</text:p>
          </table:table-cell>
          <table:table-cell table:number-columns-repeated="5"/>
        </table:table-row>
        <table:table-row table:style-name="ro1">
          <table:table-cell/>
          <table:table-cell table:formula="of:=[.B14]*0.75" office:value-type="float" office:value="0.5625">
            <text:p>0.5625</text:p>
          </table:table-cell>
          <table:table-cell table:formula="of:=[.$C$13]*[.B15]" office:value-type="float" office:value="18432">
            <text:p>18432</text:p>
          </table:table-cell>
          <table:table-cell table:number-columns-repeated="5"/>
        </table:table-row>
        <table:table-row table:style-name="ro1">
          <table:table-cell/>
          <table:table-cell table:formula="of:=[.B15]*0.75" office:value-type="float" office:value="0.421875">
            <text:p>0.421875</text:p>
          </table:table-cell>
          <table:table-cell table:formula="of:=[.$C$13]*[.B16]" office:value-type="float" office:value="13824">
            <text:p>13824</text:p>
          </table:table-cell>
          <table:table-cell table:number-columns-repeated="5"/>
        </table:table-row>
        <table:table-row table:style-name="ro1">
          <table:table-cell/>
          <table:table-cell table:formula="of:=[.B16]*0.75" office:value-type="float" office:value="0.31640625">
            <text:p>0.31640625</text:p>
          </table:table-cell>
          <table:table-cell table:formula="of:=[.$C$13]*[.B17]" office:value-type="float" office:value="10368">
            <text:p>10368</text:p>
          </table:table-cell>
          <table:table-cell table:number-columns-repeated="5"/>
        </table:table-row>
        <table:table-row table:style-name="ro1">
          <table:table-cell/>
          <table:table-cell table:formula="of:=[.B17]*0.75" office:value-type="float" office:value="0.2373046875">
            <text:p>0.2373046875</text:p>
          </table:table-cell>
          <table:table-cell table:formula="of:=[.$C$13]*[.B18]" office:value-type="float" office:value="7776">
            <text:p>7776</text:p>
          </table:table-cell>
          <table:table-cell table:number-columns-repeated="5"/>
        </table:table-row>
        <table:table-row table:style-name="ro1">
          <table:table-cell/>
          <table:table-cell table:formula="of:=[.B18]*0.75" office:value-type="float" office:value="0.177978515625">
            <text:p>0.1779785156</text:p>
          </table:table-cell>
          <table:table-cell table:formula="of:=[.$C$13]*[.B19]" office:value-type="float" office:value="5832">
            <text:p>5832</text:p>
          </table:table-cell>
          <table:table-cell table:number-columns-repeated="5"/>
        </table:table-row>
        <table:table-row table:style-name="ro1">
          <table:table-cell/>
          <table:table-cell table:formula="of:=[.B19]*0.75" office:value-type="float" office:value="0.13348388671875">
            <text:p>0.1334838867</text:p>
          </table:table-cell>
          <table:table-cell table:formula="of:=[.$C$13]*[.B20]" office:value-type="float" office:value="4374">
            <text:p>4374</text:p>
          </table:table-cell>
          <table:table-cell table:formula="of:=[.C19]-[.C20]" office:value-type="float" office:value="1458">
            <text:p>1458</text:p>
          </table:table-cell>
          <table:table-cell table:formula="of:=[.D20]/128" office:value-type="float" office:value="11.390625">
            <text:p>11.390625</text:p>
          </table:table-cell>
          <table:table-cell table:formula="of:=[.E20]/[.C13]" office:value-type="float" office:value="0.000347614288330078">
            <text:p>0.0003476143</text:p>
          </table:table-cell>
          <table:table-cell table:formula="of:=([.B19]-[.B20])/128" office:value-type="float" office:value="0.000347614288330078">
            <text:p>0.0003476143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Sample</text:p>
          </table:table-cell>
          <table:table-cell office:value-type="float" office:value="0.75">
            <text:p>0.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5]*[.$C$24]" office:value-type="float" office:value="0.75">
            <text:p>0.75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6]*[.$C$24]" office:value-type="float" office:value="0.75">
            <text:p>0.75</text:p>
          </table:table-cell>
          <table:table-cell table:style-name="ce3" table:formula="of:=SUM([.C25:.C26])" office:value-type="float" office:value="1.5">
            <text:p>1.5</text:p>
          </table:table-cell>
          <table:table-cell table:formula="of:=[.D26]*[.$C$24]" office:value-type="float" office:value="1.125">
            <text:p>1.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D27]*[.$C$24]" office:value-type="float" office:value="0.75">
            <text:p>0.75</text:p>
          </table:table-cell>
          <table:table-cell table:style-name="ce3" table:formula="of:=SUM([.E26:.E27])" office:value-type="float" office:value="1.875">
            <text:p>1.875</text:p>
          </table:table-cell>
          <table:table-cell table:formula="of:=[.F27]*[.$C$24]" office:value-type="float" office:value="1.40625">
            <text:p>1.406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[.F28]*[.$C$24]" office:value-type="float" office:value="0.75">
            <text:p>0.75</text:p>
          </table:table-cell>
          <table:table-cell table:style-name="ce3" table:formula="of:=SUM([.G27:.G28])" office:value-type="float" office:value="2.15625">
            <text:p>2.15625</text:p>
          </table:table-cell>
        </table:table-row>
      </table:table>
      <table:table table:name="phase accumulation" table:style-name="ta1">
        <table:shapes>
          <draw:frame draw:z-index="0" draw:style-name="gr1" svg:width="15.997cm" svg:height="8.991cm" svg:x="11.455cm" svg:y="0.559cm">
            <draw:object draw:notify-on-update-of-ranges="'phase accumulation'.D2:'phase accumulation'.D1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7" table:default-cell-style-name="Default"/>
        <table:table-column table:style-name="co12" table:number-columns-repeated="3" table:default-cell-style-name="Default"/>
        <table:table-row table:style-name="ro2">
          <table:table-cell table:number-columns-repeated="4"/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float" office:value="110">
            <text:p>110</text:p>
          </table:table-cell>
          <table:table-cell/>
          <table:table-cell office:value-type="float" office:value="0.062648">
            <text:p>0.062648</text:p>
          </table:table-cell>
        </table:table-row>
        <table:table-row table:style-name="ro1">
          <table:table-cell office:value-type="string">
            <text:p>Max phase</text:p>
          </table:table-cell>
          <table:table-cell table:formula="of:=PI()*2" office:value-type="float" office:value="6.28318530717959">
            <text:p>6.2831853072</text:p>
          </table:table-cell>
          <table:table-cell/>
          <table:table-cell office:value-type="float" office:value="0.125051">
            <text:p>0.125051</text:p>
          </table:table-cell>
        </table:table-row>
        <table:table-row table:style-name="ro1">
          <table:table-cell office:value-type="string">
            <text:p>Phase step per sample</text:p>
          </table:table-cell>
          <table:table-cell table:formula="of:=[.B4]*[.B3]/[.B2]" office:value-type="float" office:value="0.0156723443036226">
            <text:p>0.0156723443</text:p>
          </table:table-cell>
          <table:table-cell/>
          <table:table-cell office:value-type="float" office:value="0.186961">
            <text:p>0.186961</text:p>
          </table:table-cell>
        </table:table-row>
        <table:table-row table:style-name="ro1">
          <table:table-cell office:value-type="string">
            <text:p>Samples</text:p>
          </table:table-cell>
          <table:table-cell table:formula="of:=ROUND([.B4]/[.B5])" office:value-type="float" office:value="401">
            <text:p>401</text:p>
          </table:table-cell>
          <table:table-cell/>
          <table:table-cell office:value-type="float" office:value="0.248138">
            <text:p>0.248138</text:p>
          </table:table-cell>
        </table:table-row>
        <table:table-row table:style-name="ro1">
          <table:table-cell table:number-columns-repeated="3"/>
          <table:table-cell office:value-type="float" office:value="0.308339">
            <text:p>0.308339</text:p>
          </table:table-cell>
        </table:table-row>
        <table:table-row table:style-name="ro1">
          <table:table-cell office:value-type="string">
            <text:p>Playback freq</text:p>
          </table:table-cell>
          <table:table-cell office:value-type="float" office:value="440">
            <text:p>440</text:p>
          </table:table-cell>
          <table:table-cell/>
          <table:table-cell office:value-type="float" office:value="0.36733">
            <text:p>0.36733</text:p>
          </table:table-cell>
        </table:table-row>
        <table:table-row table:style-name="ro1">
          <table:table-cell office:value-type="string">
            <text:p>Freq ratio</text:p>
          </table:table-cell>
          <table:table-cell table:formula="of:=[.B8]/[.B3]" office:value-type="float" office:value="4">
            <text:p>4</text:p>
          </table:table-cell>
          <table:table-cell/>
          <table:table-cell office:value-type="float" office:value="0.424877">
            <text:p>0.424877</text:p>
          </table:table-cell>
        </table:table-row>
        <table:table-row table:style-name="ro1">
          <table:table-cell office:value-type="string">
            <text:p>Phase step</text:p>
          </table:table-cell>
          <table:table-cell table:formula="of:=[.B5]*[.B9]" office:value-type="float" office:value="0.0626893772144902">
            <text:p>0.0626893772</text:p>
          </table:table-cell>
          <table:table-cell/>
          <table:table-cell office:value-type="float" office:value="0.480755">
            <text:p>0.480755</text:p>
          </table:table-cell>
        </table:table-row>
        <table:table-row table:style-name="ro1">
          <table:table-cell table:number-columns-repeated="3"/>
          <table:table-cell office:value-type="float" office:value="0.534744">
            <text:p>0.534744</text:p>
          </table:table-cell>
        </table:table-row>
        <table:table-row table:style-name="ro1">
          <table:table-cell table:number-columns-repeated="3"/>
          <table:table-cell office:value-type="float" office:value="0.586632">
            <text:p>0.586632</text:p>
          </table:table-cell>
        </table:table-row>
        <table:table-row table:style-name="ro1">
          <table:table-cell table:number-columns-repeated="3"/>
          <table:table-cell office:value-type="float" office:value="0.636216">
            <text:p>0.636216</text:p>
          </table:table-cell>
        </table:table-row>
        <table:table-row table:style-name="ro1">
          <table:table-cell table:number-columns-repeated="3"/>
          <table:table-cell office:value-type="float" office:value="0.6833">
            <text:p>0.6833</text:p>
          </table:table-cell>
        </table:table-row>
        <table:table-row table:style-name="ro1">
          <table:table-cell table:number-columns-repeated="3"/>
          <table:table-cell office:value-type="float" office:value="0.727699">
            <text:p>0.727699</text:p>
          </table:table-cell>
        </table:table-row>
        <table:table-row table:style-name="ro1">
          <table:table-cell table:number-columns-repeated="3"/>
          <table:table-cell office:value-type="float" office:value="0.76924">
            <text:p>0.76924</text:p>
          </table:table-cell>
        </table:table-row>
        <table:table-row table:style-name="ro1">
          <table:table-cell table:number-columns-repeated="3"/>
          <table:table-cell office:value-type="float" office:value="0.807759">
            <text:p>0.807759</text:p>
          </table:table-cell>
        </table:table-row>
        <table:table-row table:style-name="ro1">
          <table:table-cell table:number-columns-repeated="3"/>
          <table:table-cell office:value-type="float" office:value="0.843104">
            <text:p>0.843104</text:p>
          </table:table-cell>
        </table:table-row>
        <table:table-row table:style-name="ro1">
          <table:table-cell table:number-columns-repeated="3"/>
          <table:table-cell office:value-type="float" office:value="0.875137">
            <text:p>0.875137</text:p>
          </table:table-cell>
        </table:table-row>
        <table:table-row table:style-name="ro1">
          <table:table-cell table:number-columns-repeated="3"/>
          <table:table-cell office:value-type="float" office:value="0.903732">
            <text:p>0.903732</text:p>
          </table:table-cell>
        </table:table-row>
        <table:table-row table:style-name="ro1">
          <table:table-cell table:number-columns-repeated="3"/>
          <table:table-cell office:value-type="float" office:value="0.928777">
            <text:p>0.928777</text:p>
          </table:table-cell>
        </table:table-row>
        <table:table-row table:style-name="ro1">
          <table:table-cell table:number-columns-repeated="3"/>
          <table:table-cell office:value-type="float" office:value="0.950172">
            <text:p>0.950172</text:p>
          </table:table-cell>
        </table:table-row>
        <table:table-row table:style-name="ro1">
          <table:table-cell table:number-columns-repeated="3"/>
          <table:table-cell office:value-type="float" office:value="0.967835">
            <text:p>0.967835</text:p>
          </table:table-cell>
        </table:table-row>
        <table:table-row table:style-name="ro1">
          <table:table-cell table:number-columns-repeated="3"/>
          <table:table-cell office:value-type="float" office:value="0.981695">
            <text:p>0.981695</text:p>
          </table:table-cell>
        </table:table-row>
        <table:table-row table:style-name="ro1">
          <table:table-cell table:number-columns-repeated="3"/>
          <table:table-cell office:value-type="float" office:value="0.991699">
            <text:p>0.991699</text:p>
          </table:table-cell>
        </table:table-row>
        <table:table-row table:style-name="ro1">
          <table:table-cell table:number-columns-repeated="3"/>
          <table:table-cell office:value-type="float" office:value="0.997806">
            <text:p>0.997806</text:p>
          </table:table-cell>
        </table:table-row>
        <table:table-row table:style-name="ro1">
          <table:table-cell table:number-columns-repeated="3"/>
          <table:table-cell office:value-type="float" office:value="0.999994">
            <text:p>0.999994</text:p>
          </table:table-cell>
        </table:table-row>
        <table:table-row table:style-name="ro1">
          <table:table-cell table:number-columns-repeated="3"/>
          <table:table-cell office:value-type="float" office:value="0.998253">
            <text:p>0.998253</text:p>
          </table:table-cell>
        </table:table-row>
        <table:table-row table:style-name="ro1">
          <table:table-cell table:number-columns-repeated="3"/>
          <table:table-cell office:value-type="float" office:value="0.99259">
            <text:p>0.99259</text:p>
          </table:table-cell>
        </table:table-row>
        <table:table-row table:style-name="ro1">
          <table:table-cell table:number-columns-repeated="3"/>
          <table:table-cell office:value-type="float" office:value="0.983027">
            <text:p>0.983027</text:p>
          </table:table-cell>
        </table:table-row>
        <table:table-row table:style-name="ro1">
          <table:table-cell table:number-columns-repeated="3"/>
          <table:table-cell office:value-type="float" office:value="0.969602">
            <text:p>0.969602</text:p>
          </table:table-cell>
        </table:table-row>
        <table:table-row table:style-name="ro1">
          <table:table-cell table:number-columns-repeated="3"/>
          <table:table-cell office:value-type="float" office:value="0.952369">
            <text:p>0.952369</text:p>
          </table:table-cell>
        </table:table-row>
        <table:table-row table:style-name="ro1">
          <table:table-cell table:number-columns-repeated="3"/>
          <table:table-cell office:value-type="float" office:value="0.931393">
            <text:p>0.931393</text:p>
          </table:table-cell>
        </table:table-row>
        <table:table-row table:style-name="ro1">
          <table:table-cell table:number-columns-repeated="3"/>
          <table:table-cell office:value-type="float" office:value="0.906759">
            <text:p>0.906759</text:p>
          </table:table-cell>
        </table:table-row>
        <table:table-row table:style-name="ro1">
          <table:table-cell table:number-columns-repeated="3"/>
          <table:table-cell office:value-type="float" office:value="0.878562">
            <text:p>0.878562</text:p>
          </table:table-cell>
        </table:table-row>
        <table:table-row table:style-name="ro1">
          <table:table-cell table:number-columns-repeated="3"/>
          <table:table-cell office:value-type="float" office:value="0.846914">
            <text:p>0.846914</text:p>
          </table:table-cell>
        </table:table-row>
        <table:table-row table:style-name="ro1">
          <table:table-cell table:number-columns-repeated="3"/>
          <table:table-cell office:value-type="float" office:value="0.811938">
            <text:p>0.811938</text:p>
          </table:table-cell>
        </table:table-row>
        <table:table-row table:style-name="ro1">
          <table:table-cell table:number-columns-repeated="3"/>
          <table:table-cell office:value-type="float" office:value="0.773772">
            <text:p>0.773772</text:p>
          </table:table-cell>
        </table:table-row>
        <table:table-row table:style-name="ro1">
          <table:table-cell table:number-columns-repeated="3"/>
          <table:table-cell office:value-type="float" office:value="0.732567">
            <text:p>0.732567</text:p>
          </table:table-cell>
        </table:table-row>
        <table:table-row table:style-name="ro1">
          <table:table-cell table:number-columns-repeated="3"/>
          <table:table-cell office:value-type="float" office:value="0.688484">
            <text:p>0.688484</text:p>
          </table:table-cell>
        </table:table-row>
        <table:table-row table:style-name="ro1">
          <table:table-cell table:number-columns-repeated="3"/>
          <table:table-cell office:value-type="float" office:value="0.641695">
            <text:p>0.641695</text:p>
          </table:table-cell>
        </table:table-row>
        <table:table-row table:style-name="ro1">
          <table:table-cell table:number-columns-repeated="3"/>
          <table:table-cell office:value-type="float" office:value="0.592386">
            <text:p>0.592386</text:p>
          </table:table-cell>
        </table:table-row>
        <table:table-row table:style-name="ro1">
          <table:table-cell table:number-columns-repeated="3"/>
          <table:table-cell office:value-type="float" office:value="0.54075">
            <text:p>0.54075</text:p>
          </table:table-cell>
        </table:table-row>
        <table:table-row table:style-name="ro1">
          <table:table-cell table:number-columns-repeated="3"/>
          <table:table-cell office:value-type="float" office:value="0.486989">
            <text:p>0.486989</text:p>
          </table:table-cell>
        </table:table-row>
        <table:table-row table:style-name="ro1">
          <table:table-cell table:number-columns-repeated="3"/>
          <table:table-cell office:value-type="float" office:value="0.431315">
            <text:p>0.431315</text:p>
          </table:table-cell>
        </table:table-row>
        <table:table-row table:style-name="ro1">
          <table:table-cell table:number-columns-repeated="3"/>
          <table:table-cell office:value-type="float" office:value="0.373946">
            <text:p>0.373946</text:p>
          </table:table-cell>
        </table:table-row>
        <table:table-row table:style-name="ro1">
          <table:table-cell table:number-columns-repeated="3"/>
          <table:table-cell office:value-type="float" office:value="0.315108">
            <text:p>0.315108</text:p>
          </table:table-cell>
        </table:table-row>
        <table:table-row table:style-name="ro1">
          <table:table-cell table:number-columns-repeated="3"/>
          <table:table-cell office:value-type="float" office:value="0.255033">
            <text:p>0.255033</text:p>
          </table:table-cell>
        </table:table-row>
        <table:table-row table:style-name="ro1">
          <table:table-cell table:number-columns-repeated="3"/>
          <table:table-cell office:value-type="float" office:value="0.193955">
            <text:p>0.193955</text:p>
          </table:table-cell>
        </table:table-row>
        <table:table-row table:style-name="ro1">
          <table:table-cell table:number-columns-repeated="3"/>
          <table:table-cell office:value-type="float" office:value="0.132115">
            <text:p>0.132115</text:p>
          </table:table-cell>
        </table:table-row>
        <table:table-row table:style-name="ro1">
          <table:table-cell table:number-columns-repeated="3"/>
          <table:table-cell office:value-type="float" office:value="0.069757">
            <text:p>0.069757</text:p>
          </table:table-cell>
        </table:table-row>
        <table:table-row table:style-name="ro1">
          <table:table-cell table:number-columns-repeated="3"/>
          <table:table-cell office:value-type="float" office:value="0.007124">
            <text:p>0.007124</text:p>
          </table:table-cell>
        </table:table-row>
        <table:table-row table:style-name="ro1">
          <table:table-cell table:number-columns-repeated="3"/>
          <table:table-cell office:value-type="float" office:value="-0.055537">
            <text:p>-0.055537</text:p>
          </table:table-cell>
        </table:table-row>
        <table:table-row table:style-name="ro1">
          <table:table-cell table:number-columns-repeated="3"/>
          <table:table-cell office:value-type="float" office:value="-0.117979">
            <text:p>-0.117979</text:p>
          </table:table-cell>
        </table:table-row>
        <table:table-row table:style-name="ro1">
          <table:table-cell table:number-columns-repeated="3"/>
          <table:table-cell office:value-type="float" office:value="-0.179959">
            <text:p>-0.179959</text:p>
          </table:table-cell>
        </table:table-row>
        <table:table-row table:style-name="ro1">
          <table:table-cell table:number-columns-repeated="3"/>
          <table:table-cell office:value-type="float" office:value="-0.241231">
            <text:p>-0.241231</text:p>
          </table:table-cell>
        </table:table-row>
        <table:table-row table:style-name="ro1">
          <table:table-cell table:number-columns-repeated="3"/>
          <table:table-cell office:value-type="float" office:value="-0.301555">
            <text:p>-0.301555</text:p>
          </table:table-cell>
        </table:table-row>
        <table:table-row table:style-name="ro1">
          <table:table-cell table:number-columns-repeated="3"/>
          <table:table-cell office:value-type="float" office:value="-0.360694">
            <text:p>-0.360694</text:p>
          </table:table-cell>
        </table:table-row>
        <table:table-row table:style-name="ro1">
          <table:table-cell table:number-columns-repeated="3"/>
          <table:table-cell office:value-type="float" office:value="-0.418417">
            <text:p>-0.418417</text:p>
          </table:table-cell>
        </table:table-row>
        <table:table-row table:style-name="ro1">
          <table:table-cell table:number-columns-repeated="3"/>
          <table:table-cell office:value-type="float" office:value="-0.474496">
            <text:p>-0.474496</text:p>
          </table:table-cell>
        </table:table-row>
        <table:table-row table:style-name="ro1">
          <table:table-cell table:number-columns-repeated="3"/>
          <table:table-cell office:value-type="float" office:value="-0.52871">
            <text:p>-0.52871</text:p>
          </table:table-cell>
        </table:table-row>
        <table:table-row table:style-name="ro1">
          <table:table-cell table:number-columns-repeated="3"/>
          <table:table-cell office:value-type="float" office:value="-0.580848">
            <text:p>-0.580848</text:p>
          </table:table-cell>
        </table:table-row>
        <table:table-row table:style-name="ro1">
          <table:table-cell table:number-columns-repeated="3"/>
          <table:table-cell office:value-type="float" office:value="-0.630703">
            <text:p>-0.630703</text:p>
          </table:table-cell>
        </table:table-row>
        <table:table-row table:style-name="ro1">
          <table:table-cell table:number-columns-repeated="3"/>
          <table:table-cell office:value-type="float" office:value="-0.678081">
            <text:p>-0.678081</text:p>
          </table:table-cell>
        </table:table-row>
        <table:table-row table:style-name="ro1">
          <table:table-cell table:number-columns-repeated="3"/>
          <table:table-cell office:value-type="float" office:value="-0.722795">
            <text:p>-0.722795</text:p>
          </table:table-cell>
        </table:table-row>
        <table:table-row table:style-name="ro1">
          <table:table-cell table:number-columns-repeated="3"/>
          <table:table-cell office:value-type="float" office:value="-0.764669">
            <text:p>-0.764669</text:p>
          </table:table-cell>
        </table:table-row>
        <table:table-row table:style-name="ro1">
          <table:table-cell table:number-columns-repeated="3"/>
          <table:table-cell office:value-type="float" office:value="-0.803539">
            <text:p>-0.803539</text:p>
          </table:table-cell>
        </table:table-row>
        <table:table-row table:style-name="ro1">
          <table:table-cell table:number-columns-repeated="3"/>
          <table:table-cell office:value-type="float" office:value="-0.839252">
            <text:p>-0.839252</text:p>
          </table:table-cell>
        </table:table-row>
        <table:table-row table:style-name="ro1">
          <table:table-cell table:number-columns-repeated="3"/>
          <table:table-cell office:value-type="float" office:value="-0.871668">
            <text:p>-0.871668</text:p>
          </table:table-cell>
        </table:table-row>
        <table:table-row table:style-name="ro1">
          <table:table-cell table:number-columns-repeated="3"/>
          <table:table-cell office:value-type="float" office:value="-0.900659">
            <text:p>-0.900659</text:p>
          </table:table-cell>
        </table:table-row>
        <table:table-row table:style-name="ro1">
          <table:table-cell table:number-columns-repeated="3"/>
          <table:table-cell office:value-type="float" office:value="-0.926113">
            <text:p>-0.926113</text:p>
          </table:table-cell>
        </table:table-row>
        <table:table-row table:style-name="ro1">
          <table:table-cell table:number-columns-repeated="3"/>
          <table:table-cell office:value-type="float" office:value="-0.947927">
            <text:p>-0.947927</text:p>
          </table:table-cell>
        </table:table-row>
        <table:table-row table:style-name="ro1">
          <table:table-cell table:number-columns-repeated="3"/>
          <table:table-cell office:value-type="float" office:value="-0.966018">
            <text:p>-0.966018</text:p>
          </table:table-cell>
        </table:table-row>
        <table:table-row table:style-name="ro1">
          <table:table-cell table:number-columns-repeated="3"/>
          <table:table-cell office:value-type="float" office:value="-0.980313">
            <text:p>-0.980313</text:p>
          </table:table-cell>
        </table:table-row>
        <table:table-row table:style-name="ro1">
          <table:table-cell table:number-columns-repeated="3"/>
          <table:table-cell office:value-type="float" office:value="-0.990757">
            <text:p>-0.990757</text:p>
          </table:table-cell>
        </table:table-row>
        <table:table-row table:style-name="ro1">
          <table:table-cell table:number-columns-repeated="3"/>
          <table:table-cell office:value-type="float" office:value="-0.997309">
            <text:p>-0.997309</text:p>
          </table:table-cell>
        </table:table-row>
        <table:table-row table:style-name="ro1">
          <table:table-cell table:number-columns-repeated="3"/>
          <table:table-cell office:value-type="float" office:value="-0.999943">
            <text:p>-0.999943</text:p>
          </table:table-cell>
        </table:table-row>
        <table:table-row table:style-name="ro1">
          <table:table-cell table:number-columns-repeated="3"/>
          <table:table-cell office:value-type="float" office:value="-0.998648">
            <text:p>-0.998648</text:p>
          </table:table-cell>
        </table:table-row>
        <table:table-row table:style-name="ro1">
          <table:table-cell table:number-columns-repeated="3"/>
          <table:table-cell office:value-type="float" office:value="-0.99343">
            <text:p>-0.99343</text:p>
          </table:table-cell>
        </table:table-row>
        <table:table-row table:style-name="ro1">
          <table:table-cell table:number-columns-repeated="3"/>
          <table:table-cell office:value-type="float" office:value="-0.984309">
            <text:p>-0.984309</text:p>
          </table:table-cell>
        </table:table-row>
        <table:table-row table:style-name="ro1">
          <table:table-cell table:number-columns-repeated="3"/>
          <table:table-cell office:value-type="float" office:value="-0.971321">
            <text:p>-0.971321</text:p>
          </table:table-cell>
        </table:table-row>
        <table:table-row table:style-name="ro1">
          <table:table-cell table:number-columns-repeated="3"/>
          <table:table-cell office:value-type="float" office:value="-0.954517">
            <text:p>-0.954517</text:p>
          </table:table-cell>
        </table:table-row>
        <table:table-row table:style-name="ro1">
          <table:table-cell table:number-columns-repeated="3"/>
          <table:table-cell office:value-type="float" office:value="-0.933963">
            <text:p>-0.933963</text:p>
          </table:table-cell>
        </table:table-row>
        <table:table-row table:style-name="ro1">
          <table:table-cell table:number-columns-repeated="3"/>
          <table:table-cell office:value-type="float" office:value="-0.90974">
            <text:p>-0.90974</text:p>
          </table:table-cell>
        </table:table-row>
        <table:table-row table:style-name="ro1">
          <table:table-cell table:number-columns-repeated="3"/>
          <table:table-cell office:value-type="float" office:value="-0.881942">
            <text:p>-0.881942</text:p>
          </table:table-cell>
        </table:table-row>
        <table:table-row table:style-name="ro1">
          <table:table-cell table:number-columns-repeated="3"/>
          <table:table-cell office:value-type="float" office:value="-0.85068">
            <text:p>-0.85068</text:p>
          </table:table-cell>
        </table:table-row>
        <table:table-row table:style-name="ro1">
          <table:table-cell table:number-columns-repeated="3"/>
          <table:table-cell office:value-type="float" office:value="-0.816076">
            <text:p>-0.816076</text:p>
          </table:table-cell>
        </table:table-row>
        <table:table-row table:style-name="ro1">
          <table:table-cell table:number-columns-repeated="3"/>
          <table:table-cell office:value-type="float" office:value="-0.778266">
            <text:p>-0.778266</text:p>
          </table:table-cell>
        </table:table-row>
        <table:table-row table:style-name="ro1">
          <table:table-cell table:number-columns-repeated="3"/>
          <table:table-cell office:value-type="float" office:value="-0.737398">
            <text:p>-0.737398</text:p>
          </table:table-cell>
        </table:table-row>
        <table:table-row table:style-name="ro1">
          <table:table-cell table:number-columns-repeated="3"/>
          <table:table-cell office:value-type="float" office:value="-0.693633">
            <text:p>-0.693633</text:p>
          </table:table-cell>
        </table:table-row>
        <table:table-row table:style-name="ro1">
          <table:table-cell table:number-columns-repeated="3"/>
          <table:table-cell office:value-type="float" office:value="-0.659011">
            <text:p>-0.659011</text:p>
          </table:table-cell>
        </table:table-row>
        <table:table-row table:style-name="ro1">
          <table:table-cell table:number-columns-repeated="3"/>
          <table:table-cell office:value-type="float" office:value="-0.610597">
            <text:p>-0.610597</text:p>
          </table:table-cell>
        </table:table-row>
        <table:table-row table:style-name="ro1">
          <table:table-cell table:number-columns-repeated="3"/>
          <table:table-cell office:value-type="float" office:value="-0.559784">
            <text:p>-0.559784</text:p>
          </table:table-cell>
        </table:table-row>
        <table:table-row table:style-name="ro1">
          <table:table-cell table:number-columns-repeated="3"/>
          <table:table-cell office:value-type="float" office:value="-0.506771">
            <text:p>-0.506771</text:p>
          </table:table-cell>
        </table:table-row>
        <table:table-row table:style-name="ro1">
          <table:table-cell table:number-columns-repeated="3"/>
          <table:table-cell office:value-type="float" office:value="-0.451767">
            <text:p>-0.451767</text:p>
          </table:table-cell>
        </table:table-row>
        <table:table-row table:style-name="ro1">
          <table:table-cell table:number-columns-repeated="3"/>
          <table:table-cell office:value-type="float" office:value="-0.394989">
            <text:p>-0.394989</text:p>
          </table:table-cell>
        </table:table-row>
        <table:table-row table:style-name="ro1">
          <table:table-cell table:number-columns-repeated="3"/>
          <table:table-cell office:value-type="float" office:value="-0.336659">
            <text:p>-0.336659</text:p>
          </table:table-cell>
        </table:table-row>
        <table:table-row table:style-name="ro1">
          <table:table-cell table:number-columns-repeated="3"/>
          <table:table-cell office:value-type="float" office:value="-0.277007">
            <text:p>-0.277007</text:p>
          </table:table-cell>
        </table:table-row>
        <table:table-row table:style-name="ro1">
          <table:table-cell table:number-columns-repeated="3"/>
          <table:table-cell office:value-type="float" office:value="-0.216266">
            <text:p>-0.216266</text:p>
          </table:table-cell>
        </table:table-row>
        <table:table-row table:style-name="ro1">
          <table:table-cell table:number-columns-repeated="3"/>
          <table:table-cell office:value-type="float" office:value="-0.154675">
            <text:p>-0.154675</text:p>
          </table:table-cell>
        </table:table-row>
        <table:table-row table:style-name="ro1">
          <table:table-cell table:number-columns-repeated="3"/>
          <table:table-cell office:value-type="float" office:value="-0.092477">
            <text:p>-0.092477</text:p>
          </table:table-cell>
        </table:table-row>
        <table:table-row table:style-name="ro1">
          <table:table-cell table:number-columns-repeated="3"/>
          <table:table-cell office:value-type="float" office:value="-0.029915">
            <text:p>-0.029915</text:p>
          </table:table-cell>
        </table:table-row>
      </table:table>
      <table:table table:name="Performance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number-columns-repeated="3" table:default-cell-style-name="Default"/>
        <table:table-row table:style-name="ro1">
          <table:table-cell office:value-type="string">
            <text:p>Iterations</text:p>
          </table:table-cell>
          <table:table-cell office:value-type="float" office:value="2560">
            <text:p>256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2" table:number-rows-spanned="1">
            <text:p>Totals (ms)</text:p>
          </table:table-cell>
          <table:covered-table-cell/>
          <table:table-cell table:style-name="ce7" office:value-type="string" table:number-columns-spanned="2" table:number-rows-spanned="1">
            <text:p>Averages (ms)</text:p>
          </table:table-cell>
          <table:covered-table-cell/>
          <table:table-cell table:number-columns-repeated="2"/>
        </table:table-row>
        <table:table-row table:style-name="ro1">
          <table:table-cell table:style-name="ce3" office:value-type="string">
            <text:p>Operation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>
            <text:p>Proc sine output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formula="of:=[.B4]/[.$B$1]" office:value-type="float" office:value="0.008984375">
            <text:p>0.008984375</text:p>
          </table:table-cell>
          <table:table-cell table:formula="of:=[.C4]/[.$B$1]" office:value-type="float" office:value="0.0140625">
            <text:p>0.0140625</text:p>
          </table:table-cell>
          <table:table-cell/>
          <table:table-cell table:style-name="ce9" table:formula="of:=(1-[.B4]/[.C4])" office:value-type="percentage" office:value="0.361111111111111">
            <text:p>36.11%</text:p>
          </table:table-cell>
        </table:table-row>
        <table:table-row table:style-name="ro3">
          <table:table-cell office:value-type="string">
            <text:p>Proc sine mix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formula="of:=[.B5]/[.$B$1]" office:value-type="float" office:value="0.010546875">
            <text:p>0.010546875</text:p>
          </table:table-cell>
          <table:table-cell table:formula="of:=[.C5]/[.$B$1]" office:value-type="float" office:value="0.013671875">
            <text:p>0.013671875</text:p>
          </table:table-cell>
          <table:table-cell/>
          <table:table-cell table:style-name="ce9" table:formula="of:=(1-[.B5]/[.C5])" office:value-type="percentage" office:value="0.228571428571429">
            <text:p>22.86%</text:p>
          </table:table-cell>
        </table:table-row>
        <table:table-row table:style-name="ro3">
          <table:table-cell office:value-type="string">
            <text:p>Wavetable output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B6]/[.$B$1]" office:value-type="float" office:value="0.006640625">
            <text:p>0.006640625</text:p>
          </table:table-cell>
          <table:table-cell table:formula="of:=[.C6]/[.$B$1]" office:value-type="float" office:value="0.00703125">
            <text:p>0.00703125</text:p>
          </table:table-cell>
          <table:table-cell/>
          <table:table-cell table:style-name="ce9" table:formula="of:=(1-[.B6]/[.C6])" office:value-type="percentage" office:value="0.0555555555555556">
            <text:p>5.56%</text:p>
          </table:table-cell>
        </table:table-row>
        <table:table-row table:style-name="ro3">
          <table:table-cell office:value-type="string">
            <text:p>Wavetable mix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[.B7]/[.$B$1]" office:value-type="float" office:value="0.00859375">
            <text:p>0.00859375</text:p>
          </table:table-cell>
          <table:table-cell table:formula="of:=[.C7]/[.$B$1]" office:value-type="float" office:value="0.00703125">
            <text:p>0.00703125</text:p>
          </table:table-cell>
          <table:table-cell/>
          <table:table-cell table:style-name="ce9" table:formula="of:=(1-[.B7]/[.C7])" office:value-type="percentage" office:value="-0.222222222222222">
            <text:p>-22.22%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[.B8]/[.$B$1]" office:value-type="float" office:value="0.010546875">
            <text:p>0.010546875</text:p>
          </table:table-cell>
          <table:table-cell table:formula="of:=[.C8]/[.$B$1]" office:value-type="float" office:value="0.012109375">
            <text:p>0.012109375</text:p>
          </table:table-cell>
          <table:table-cell/>
          <table:table-cell table:style-name="ce9" table:formula="of:=(1-[.B8]/[.C8])" office:value-type="percentage" office:value="0.129032258064516">
            <text:p>12.90%</text:p>
          </table:table-cell>
        </table:table-row>
        <table:table-row table:style-name="ro1">
          <table:table-cell office:value-type="string">
            <text:p>Convert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[.B9]/[.$B$1]" office:value-type="float" office:value="0">
            <text:p>0</text:p>
          </table:table-cell>
          <table:table-cell table:formula="of:=[.C9]/[.$B$1]" office:value-type="float" office:value="0.030078125">
            <text:p>0.030078125</text:p>
          </table:table-cell>
          <table:table-cell/>
          <table:table-cell table:style-name="ce9" table:formula="of:=(1-[.B9]/[.C9])" office:value-type="percentage" office:value="1">
            <text:p>100.00%</text:p>
          </table:table-cell>
        </table:table-row>
        <table:table-row table:style-name="ro1">
          <table:table-cell table:number-columns-repeated="6"/>
          <table:table-cell table:style-name="ce9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Voic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Filters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Oscillators/voic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2" table:number-rows-spanned="1">
            <text:p>Signal Path Cost (ms)</text:p>
          </table:table-cell>
          <table:covered-table-cell/>
          <table:table-cell table:number-columns-repeated="4"/>
        </table:table-row>
        <table:table-row table:style-name="ro1">
          <table:table-cell table:style-name="ce3" office:value-type="string">
            <text:p>Oscillator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>
            <text:p>Procedural sine</text:p>
          </table:table-cell>
          <table:table-cell table:formula="of:=[.D4]+([.B12]-1)*[.D5]+(([.B14]-1)*[.B12])*[.D5]+[.D8]*[.B13]+[.D9]" office:value-type="float" office:value="0.262109375">
            <text:p>0.262109375</text:p>
          </table:table-cell>
          <table:table-cell table:formula="of:=[.E4]+([.B12]-1)*[.E5]+(([.B14]-1)*[.B12])*[.E5]+[.E8]*[.B13]+[.E9]" office:value-type="float" office:value="0.358203125">
            <text:p>0.358203125</text:p>
          </table:table-cell>
          <table:table-cell table:number-columns-repeated="4"/>
        </table:table-row>
        <table:table-row table:style-name="ro3">
          <table:table-cell office:value-type="string">
            <text:p>Wavetable sine</text:p>
          </table:table-cell>
          <table:table-cell table:formula="of:=[.D6]+([.B12]-1)*[.D7]+(([.B14]-1)*[.B12])*[.D7]+[.D8]*[.B13]+[.D9]" office:value-type="float" office:value="0.23046875">
            <text:p>0.23046875</text:p>
          </table:table-cell>
          <table:table-cell table:formula="of:=[.E6]+([.B12]-1)*[.E7]+(([.B14]-1)*[.B12])*[.E7]+[.E8]*[.B13]+[.E9]" office:value-type="float" office:value="0.2515625">
            <text:p>0.2515625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8" table:number-columns-spanned="2" table:number-rows-spanned="1"/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3-02-17T15:43:37</dc:date>
    <dc:creator>Nick Tuckett</dc:creator>
    <meta:editing-duration>PT1H27M59S</meta:editing-duration>
    <meta:editing-cycles>15</meta:editing-cycles>
    <meta:generator>LibreOffice/3.5$Linux_X86_64 LibreOffice_project/350m1$Build-2</meta:generator>
    <meta:document-statistic meta:table-count="7" meta:cell-count="9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8.992cm" xlink:href=".." xlink:type="simple" chart:class="chart:line" chart:style-name="ch1">
        <chart:legend chart:legend-position="end" svg:x="13.123cm" svg:y="4.197cm" style:legend-expansion="high" chart:style-name="ch2"/>
        <chart:plot-area chart:style-name="ch3" table:cell-range-address="autoducking.E4:autoducking.E10" svg:x="0.769cm" svg:y="0.851cm" svg:width="11.716cm" svg:height="7.542cm">
          <chartooo:coordinate-region svg:x="1.496cm" svg:y="1.05cm" svg:width="10.896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utoducking.E4:autoducking.E10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autoducking.E4:autoducking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8333333333333">
                <text:p>0.4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375">
                <text:p>0.405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8275">
                <text:p>0.3408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2948229166667">
                <text:p>0.292948229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607115625">
                <text:p>0.256071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6890470117187">
                <text:p>0.226890470117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146cm" svg:y="4.197cm" style:legend-expansion="high" chart:style-name="ch2"/>
        <chart:plot-area chart:style-name="ch3" table:cell-range-address="'phase accumulation'.D2:'phase accumulation'.D102" svg:x="0.769cm" svg:y="0.851cm" svg:width="11.739cm" svg:height="7.542cm">
          <chartooo:coordinate-region svg:x="1.602cm" svg:y="1.05cm" svg:width="10.733cm" svg:height="7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accumulation'.D2:'phase accumulation'.D102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accumulation'.D2:'phase accumulation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648">
                <text:p>0.062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051">
                <text:p>0.125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6961">
                <text:p>0.186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138">
                <text:p>0.248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8339">
                <text:p>0.30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733">
                <text:p>0.36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4877">
                <text:p>0.424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0755">
                <text:p>0.480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4744">
                <text:p>0.534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6632">
                <text:p>0.586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6216">
                <text:p>0.636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33">
                <text:p>0.6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7699">
                <text:p>0.727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924">
                <text:p>0.76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7759">
                <text:p>0.807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3104">
                <text:p>0.843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5137">
                <text:p>0.875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3732">
                <text:p>0.903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777">
                <text:p>0.928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0172">
                <text:p>0.950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7835">
                <text:p>0.967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1695">
                <text:p>0.981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1699">
                <text:p>0.991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806">
                <text:p>0.997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253">
                <text:p>0.998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59">
                <text:p>0.99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3027">
                <text:p>0.983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9602">
                <text:p>0.969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2369">
                <text:p>0.9523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1393">
                <text:p>0.931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6759">
                <text:p>0.906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8562">
                <text:p>0.878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6914">
                <text:p>0.846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11938">
                <text:p>0.811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3772">
                <text:p>0.7737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2567">
                <text:p>0.732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8484">
                <text:p>0.688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695">
                <text:p>0.641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2386">
                <text:p>0.59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075">
                <text:p>0.54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6989">
                <text:p>0.486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1315">
                <text:p>0.431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3946">
                <text:p>0.373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5108">
                <text:p>0.315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5033">
                <text:p>0.255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955">
                <text:p>0.193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2115">
                <text:p>0.132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9757">
                <text:p>0.069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124">
                <text:p>0.007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5537">
                <text:p>-0.0555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17979">
                <text:p>-0.117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79959">
                <text:p>-0.179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1231">
                <text:p>-0.241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01555">
                <text:p>-0.30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60694">
                <text:p>-0.360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18417">
                <text:p>-0.4184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74496">
                <text:p>-0.47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2871">
                <text:p>-0.52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80848">
                <text:p>-0.580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30703">
                <text:p>-0.630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78081">
                <text:p>-0.678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22795">
                <text:p>-0.722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64669">
                <text:p>-0.764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03539">
                <text:p>-0.803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39252">
                <text:p>-0.83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71668">
                <text:p>-0.871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00659">
                <text:p>-0.900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26113">
                <text:p>-0.926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47927">
                <text:p>-0.947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66018">
                <text:p>-0.966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80313">
                <text:p>-0.980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0757">
                <text:p>-0.990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97309">
                <text:p>-0.997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99943">
                <text:p>-0.9999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98648">
                <text:p>-0.9986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343">
                <text:p>-0.99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84309">
                <text:p>-0.984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71321">
                <text:p>-0.971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54517">
                <text:p>-0.954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33963">
                <text:p>-0.933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0974">
                <text:p>-0.909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81942">
                <text:p>-0.881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5068">
                <text:p>-0.85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16076">
                <text:p>-0.816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778266">
                <text:p>-0.778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37398">
                <text:p>-0.737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93633">
                <text:p>-0.6936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59011">
                <text:p>-0.659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10597">
                <text:p>-0.610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59784">
                <text:p>-0.559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06771">
                <text:p>-0.506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51767">
                <text:p>-0.451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94989">
                <text:p>-0.394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36659">
                <text:p>-0.336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77007">
                <text:p>-0.277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16266">
                <text:p>-0.216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54675">
                <text:p>-0.154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2477">
                <text:p>-0.092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9915">
                <text:p>-0.0299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